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667.4714524119385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Meile mit Komma</text:p>
          </table:table-cell>
          <table:table-cell office:value-type="string" calcext:value-type="string">
            <text:p>Tempo mit Komma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5.8485383687382</text:p>
          </table:table-cell>
          <table:table-cell office:value-type="string" calcext:value-type="string">
            <text:p>2.3512852082071243</text:p>
          </table:table-cell>
          <table:table-cell office:value-type="string" calcext:value-type="string">
            <text:p>101.20947618275852</text:p>
          </table:table-cell>
          <table:table-cell office:value-type="string" calcext:value-type="string">
            <text:p>-0.0166554508191173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];&quot;###,##&quot;);[.$L$1])" office:value-type="string" office:string-value="0.0," calcext:value-type="string">
            <text:p>0.0,</text:p>
          </table:table-cell>
          <table:table-cell table:formula="of:=CONCATENATE(TEXT([.C2];&quot;###,##&quot;);[.$L$1])" office:value-type="string" office:string-value="7.5," calcext:value-type="string">
            <text:p>7.5,</text:p>
          </table:table-cell>
          <table:table-cell table:formula="of:=CONCATENATE([.A2];[.$L$1])" office:value-type="string" office:string-value="0," calcext:value-type="string">
            <text:p>0,</text:p>
          </table:table-cell>
          <table:table-cell table:formula="of:=CONCATENATE([.D2];[.$L$1])" office:value-type="string" office:string-value="555.8485383687382," calcext:value-type="string">
            <text:p>555.8485383687382,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O2];[.$L$1])" office:value-type="string" office:string-value="0," calcext:value-type="string">
            <text:p>0,</text:p>
          </table:table-cell>
          <table:table-cell table:formula="of:=CONCATENATE([.F2];[.$L$1])" office:value-type="string" office:string-value="101.20947618275852," calcext:value-type="string">
            <text:p>101.2094761827585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892561462007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94.6358349132659</text:p>
          </table:table-cell>
          <table:table-cell office:value-type="string" calcext:value-type="string">
            <text:p>2.8592992653658147</text:p>
          </table:table-cell>
          <table:table-cell office:value-type="string" calcext:value-type="string">
            <text:p>101.06136656267208</text:p>
          </table:table-cell>
          <table:table-cell office:value-type="string" calcext:value-type="string">
            <text:p>-0.0091210109309029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];&quot;###,##&quot;);[.$L$1])" office:value-type="string" office:string-value="8.89256146200753," calcext:value-type="string">
            <text:p>8.89256146200753,</text:p>
          </table:table-cell>
          <table:table-cell table:formula="of:=CONCATENATE(TEXT([.C3];&quot;###,##&quot;);[.$L$1])" office:value-type="string" office:string-value="7.5," calcext:value-type="string">
            <text:p>7.5,</text:p>
          </table:table-cell>
          <table:table-cell table:formula="of:=CONCATENATE([.A3];[.$L$1])" office:value-type="string" office:string-value="4," calcext:value-type="string">
            <text:p>4,</text:p>
          </table:table-cell>
          <table:table-cell table:formula="of:=CONCATENATE([.D3];[.$L$1])" office:value-type="string" office:string-value="594.6358349132659," calcext:value-type="string">
            <text:p>594.6358349132659,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O3];[.$L$1])" office:value-type="string" office:string-value="10," calcext:value-type="string">
            <text:p>10,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04924540958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03.2040045860856</text:p>
          </table:table-cell>
          <table:table-cell office:value-type="string" calcext:value-type="string">
            <text:p>0.008736410271949525</text:p>
          </table:table-cell>
          <table:table-cell office:value-type="string" calcext:value-type="string">
            <text:p>101.76382381709925</text:p>
          </table:table-cell>
          <table:table-cell office:value-type="string" calcext:value-type="string">
            <text:p>-0.0074566423075891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];&quot;###,##&quot;);[.$L$1])" office:value-type="string" office:string-value="18.0492454095853," calcext:value-type="string">
            <text:p>18.0492454095853,</text:p>
          </table:table-cell>
          <table:table-cell table:formula="of:=CONCATENATE(TEXT([.C4];&quot;###,##&quot;);[.$L$1])" office:value-type="string" office:string-value="7.5," calcext:value-type="string">
            <text:p>7.5,</text:p>
          </table:table-cell>
          <table:table-cell table:formula="of:=CONCATENATE([.A4];[.$L$1])" office:value-type="string" office:string-value="8," calcext:value-type="string">
            <text:p>8,</text:p>
          </table:table-cell>
          <table:table-cell table:formula="of:=CONCATENATE([.D4];[.$L$1])" office:value-type="string" office:string-value="603.2040045860856," calcext:value-type="string">
            <text:p>603.2040045860856,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NCATENATE([.O4];[.$L$1])" office:value-type="string" office:string-value="20," calcext:value-type="string">
            <text:p>20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.905091787645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23.3339784577481</text:p>
          </table:table-cell>
          <table:table-cell office:value-type="string" calcext:value-type="string">
            <text:p>7.649109268655275</text:p>
          </table:table-cell>
          <table:table-cell office:value-type="string" calcext:value-type="string">
            <text:p>101.57848266140567</text:p>
          </table:table-cell>
          <table:table-cell office:value-type="string" calcext:value-type="string">
            <text:p>-0.0229714103977867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];&quot;###,##&quot;);[.$L$1])" office:value-type="string" office:string-value="42.9050917876452," calcext:value-type="string">
            <text:p>42.9050917876452,</text:p>
          </table:table-cell>
          <table:table-cell table:formula="of:=CONCATENATE(TEXT([.C5];&quot;###,##&quot;);[.$L$1])" office:value-type="string" office:string-value="7.5," calcext:value-type="string">
            <text:p>7.5,</text:p>
          </table:table-cell>
          <table:table-cell table:formula="of:=CONCATENATE([.A5];[.$L$1])" office:value-type="string" office:string-value="20," calcext:value-type="string">
            <text:p>20,</text:p>
          </table:table-cell>
          <table:table-cell table:formula="of:=CONCATENATE([.D5];[.$L$1])" office:value-type="string" office:string-value="523.3339784577481," calcext:value-type="string">
            <text:p>523.3339784577481,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NCATENATE([.O5];[.$L$1])" office:value-type="string" office:string-value="30," calcext:value-type="string">
            <text:p>30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1.140014009922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3.7346883380908</text:p>
          </table:table-cell>
          <table:table-cell office:value-type="string" calcext:value-type="string">
            <text:p>6.874360479076811</text:p>
          </table:table-cell>
          <table:table-cell office:value-type="string" calcext:value-type="string">
            <text:p>100.92988667548815</text:p>
          </table:table-cell>
          <table:table-cell office:value-type="string" calcext:value-type="string">
            <text:p>0.0043014547693349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];&quot;###,##&quot;);[.$L$1])" office:value-type="string" office:string-value="71.1400140099226," calcext:value-type="string">
            <text:p>71.1400140099226,</text:p>
          </table:table-cell>
          <table:table-cell table:formula="of:=CONCATENATE(TEXT([.C6];&quot;###,##&quot;);[.$L$1])" office:value-type="string" office:string-value="7.5," calcext:value-type="string">
            <text:p>7.5,</text:p>
          </table:table-cell>
          <table:table-cell table:formula="of:=CONCATENATE([.A6];[.$L$1])" office:value-type="string" office:string-value="34," calcext:value-type="string">
            <text:p>34,</text:p>
          </table:table-cell>
          <table:table-cell table:formula="of:=CONCATENATE([.D6];[.$L$1])" office:value-type="string" office:string-value="663.7346883380908," calcext:value-type="string">
            <text:p>663.7346883380908,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NCATENATE([.O6];[.$L$1])" office:value-type="string" office:string-value="40," calcext:value-type="string">
            <text:p>40,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9.748027882617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76.15716487367393</text:p>
          </table:table-cell>
          <table:table-cell office:value-type="string" calcext:value-type="string">
            <text:p>11.343620243795549</text:p>
          </table:table-cell>
          <table:table-cell office:value-type="string" calcext:value-type="string">
            <text:p>100.96691365781535</text:p>
          </table:table-cell>
          <table:table-cell office:value-type="string" calcext:value-type="string">
            <text:p>0.0071331695051125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];&quot;###,##&quot;);[.$L$1])" office:value-type="string" office:string-value="79.7480278826176," calcext:value-type="string">
            <text:p>79.7480278826176,</text:p>
          </table:table-cell>
          <table:table-cell table:formula="of:=CONCATENATE(TEXT([.C7];&quot;###,##&quot;);[.$L$1])" office:value-type="string" office:string-value="5.0," calcext:value-type="string">
            <text:p>5.0,</text:p>
          </table:table-cell>
          <table:table-cell table:formula="of:=CONCATENATE([.A7];[.$L$1])" office:value-type="string" office:string-value="38," calcext:value-type="string">
            <text:p>38,</text:p>
          </table:table-cell>
          <table:table-cell table:formula="of:=CONCATENATE([.D7];[.$L$1])" office:value-type="string" office:string-value="376.15716487367393," calcext:value-type="string">
            <text:p>376.15716487367393,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NCATENATE([.O7];[.$L$1])" office:value-type="string" office:string-value="50," calcext:value-type="string">
            <text:p>50,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5.173146687185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13.0135963537396</text:p>
          </table:table-cell>
          <table:table-cell office:value-type="string" calcext:value-type="string">
            <text:p>97.46947275836845</text:p>
          </table:table-cell>
          <table:table-cell office:value-type="string" calcext:value-type="string">
            <text:p>101.07694364488484</text:p>
          </table:table-cell>
          <table:table-cell office:value-type="string" calcext:value-type="string">
            <text:p>0.050330353703647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];&quot;###,##&quot;);[.$L$1])" office:value-type="string" office:string-value="95.1731466871854," calcext:value-type="string">
            <text:p>95.1731466871854,</text:p>
          </table:table-cell>
          <table:table-cell table:formula="of:=CONCATENATE(TEXT([.C8];&quot;###,##&quot;);[.$L$1])" office:value-type="string" office:string-value="11.0," calcext:value-type="string">
            <text:p>11.0,</text:p>
          </table:table-cell>
          <table:table-cell table:formula="of:=CONCATENATE([.A8];[.$L$1])" office:value-type="string" office:string-value="49," calcext:value-type="string">
            <text:p>49,</text:p>
          </table:table-cell>
          <table:table-cell table:formula="of:=CONCATENATE([.D8];[.$L$1])" office:value-type="string" office:string-value="1613.0135963537396," calcext:value-type="string">
            <text:p>1613.0135963537396,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NCATENATE([.O8];[.$L$1])" office:value-type="string" office:string-value="60," calcext:value-type="string">
            <text:p>60,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04.48550796381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9.22223318893424</text:p>
          </table:table-cell>
          <table:table-cell office:value-type="string" calcext:value-type="string">
            <text:p>10.952563844920094</text:p>
          </table:table-cell>
          <table:table-cell office:value-type="string" calcext:value-type="string">
            <text:p>101.54563808175354</text:p>
          </table:table-cell>
          <table:table-cell office:value-type="string" calcext:value-type="string">
            <text:p>-0.117010210955054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];&quot;###,##&quot;);[.$L$1])" office:value-type="string" office:string-value="104.485507963811," calcext:value-type="string">
            <text:p>104.485507963811,</text:p>
          </table:table-cell>
          <table:table-cell table:formula="of:=CONCATENATE(TEXT([.C9];&quot;###,##&quot;);[.$L$1])" office:value-type="string" office:string-value="7.5," calcext:value-type="string">
            <text:p>7.5,</text:p>
          </table:table-cell>
          <table:table-cell table:formula="of:=CONCATENATE([.A9];[.$L$1])" office:value-type="string" office:string-value="52," calcext:value-type="string">
            <text:p>52,</text:p>
          </table:table-cell>
          <table:table-cell table:formula="of:=CONCATENATE([.D9];[.$L$1])" office:value-type="string" office:string-value="39.22223318893424," calcext:value-type="string">
            <text:p>39.22223318893424,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NCATENATE([.O9];[.$L$1])" office:value-type="string" office:string-value="70," calcext:value-type="string">
            <text:p>70,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7.35843585831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75.3455025098295</text:p>
          </table:table-cell>
          <table:table-cell office:value-type="string" calcext:value-type="string">
            <text:p>7.452424065083955</text:p>
          </table:table-cell>
          <table:table-cell office:value-type="string" calcext:value-type="string">
            <text:p>101.76382381709925</text:p>
          </table:table-cell>
          <table:table-cell office:value-type="string" calcext:value-type="string">
            <text:p>-0.0128681617474213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0];&quot;###,##&quot;);[.$L$1])" office:value-type="string" office:string-value="107.358435858318," calcext:value-type="string">
            <text:p>107.358435858318,</text:p>
          </table:table-cell>
          <table:table-cell table:formula="of:=CONCATENATE(TEXT([.C10];&quot;###,##&quot;);[.$L$1])" office:value-type="string" office:string-value="7.5," calcext:value-type="string">
            <text:p>7.5,</text:p>
          </table:table-cell>
          <table:table-cell table:formula="of:=CONCATENATE([.A10];[.$L$1])" office:value-type="string" office:string-value="53," calcext:value-type="string">
            <text:p>53,</text:p>
          </table:table-cell>
          <table:table-cell table:formula="of:=CONCATENATE([.D10];[.$L$1])" office:value-type="string" office:string-value="575.3455025098295," calcext:value-type="string">
            <text:p>575.3455025098295,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NCATENATE([.O10];[.$L$1])" office:value-type="string" office:string-value="80," calcext:value-type="string">
            <text:p>80,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3.72236214574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39.8264225557568</text:p>
          </table:table-cell>
          <table:table-cell office:value-type="string" calcext:value-type="string">
            <text:p>0.8347508882271514</text:p>
          </table:table-cell>
          <table:table-cell office:value-type="string" calcext:value-type="string">
            <text:p>102.65222636557388</text:p>
          </table:table-cell>
          <table:table-cell office:value-type="string" calcext:value-type="string">
            <text:p>-3.427305030686988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1];&quot;###,##&quot;);[.$L$1])" office:value-type="string" office:string-value="113.722362145743," calcext:value-type="string">
            <text:p>113.722362145743,</text:p>
          </table:table-cell>
          <table:table-cell table:formula="of:=CONCATENATE(TEXT([.C11];&quot;###,##&quot;);[.$L$1])" office:value-type="string" office:string-value="7.5," calcext:value-type="string">
            <text:p>7.5,</text:p>
          </table:table-cell>
          <table:table-cell table:formula="of:=CONCATENATE([.A11];[.$L$1])" office:value-type="string" office:string-value="56," calcext:value-type="string">
            <text:p>56,</text:p>
          </table:table-cell>
          <table:table-cell table:formula="of:=CONCATENATE([.D11];[.$L$1])" office:value-type="string" office:string-value="639.8264225557568," calcext:value-type="string">
            <text:p>639.8264225557568,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NCATENATE([.O11];[.$L$1])" office:value-type="string" office:string-value="90," calcext:value-type="string">
            <text:p>90,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41.63327404674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1.1079442021314</text:p>
          </table:table-cell>
          <table:table-cell office:value-type="string" calcext:value-type="string">
            <text:p>17.097941478696328</text:p>
          </table:table-cell>
          <table:table-cell office:value-type="string" calcext:value-type="string">
            <text:p>102.64266044469694</text:p>
          </table:table-cell>
          <table:table-cell office:value-type="string" calcext:value-type="string">
            <text:p>0.00184870726817733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2];&quot;###,##&quot;);[.$L$1])" office:value-type="string" office:string-value="141.633274046746," calcext:value-type="string">
            <text:p>141.633274046746,</text:p>
          </table:table-cell>
          <table:table-cell table:formula="of:=CONCATENATE(TEXT([.C12];&quot;###,##&quot;);[.$L$1])" office:value-type="string" office:string-value="7.5," calcext:value-type="string">
            <text:p>7.5,</text:p>
          </table:table-cell>
          <table:table-cell table:formula="of:=CONCATENATE([.A12];[.$L$1])" office:value-type="string" office:string-value="69," calcext:value-type="string">
            <text:p>69,</text:p>
          </table:table-cell>
          <table:table-cell table:formula="of:=CONCATENATE([.D12];[.$L$1])" office:value-type="string" office:string-value="651.1079442021314," calcext:value-type="string">
            <text:p>651.1079442021314,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[.O12];[.$L$1])" office:value-type="string" office:string-value="100," calcext:value-type="string">
            <text:p>100,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50.71968911814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9.2409028835992</text:p>
          </table:table-cell>
          <table:table-cell office:value-type="string" calcext:value-type="string">
            <text:p>17.331992379924277</text:p>
          </table:table-cell>
          <table:table-cell office:value-type="string" calcext:value-type="string">
            <text:p>102.65945856628112</text:p>
          </table:table-cell>
          <table:table-cell office:value-type="string" calcext:value-type="string">
            <text:p>0.00148603412937931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3];&quot;###,##&quot;);[.$L$1])" office:value-type="string" office:string-value="150.719689118146," calcext:value-type="string">
            <text:p>150.719689118146,</text:p>
          </table:table-cell>
          <table:table-cell table:formula="of:=CONCATENATE(TEXT([.C13];&quot;###,##&quot;);[.$L$1])" office:value-type="string" office:string-value="7.5," calcext:value-type="string">
            <text:p>7.5,</text:p>
          </table:table-cell>
          <table:table-cell table:formula="of:=CONCATENATE([.A13];[.$L$1])" office:value-type="string" office:string-value="73," calcext:value-type="string">
            <text:p>73,</text:p>
          </table:table-cell>
          <table:table-cell table:formula="of:=CONCATENATE([.D13];[.$L$1])" office:value-type="string" office:string-value="649.2409028835992," calcext:value-type="string">
            <text:p>649.2409028835992,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NCATENATE([.O13];[.$L$1])" office:value-type="string" office:string-value="110," calcext:value-type="string">
            <text:p>110,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57.23250556422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8.2640043440344</text:p>
          </table:table-cell>
          <table:table-cell office:value-type="string" calcext:value-type="string">
            <text:p>10.378978418743282</text:p>
          </table:table-cell>
          <table:table-cell office:value-type="string" calcext:value-type="string">
            <text:p>102.66913683379838</text:p>
          </table:table-cell>
          <table:table-cell office:value-type="string" calcext:value-type="string">
            <text:p>0.0013127769674083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4];&quot;###,##&quot;);[.$L$1])" office:value-type="string" office:string-value="157.232505564227," calcext:value-type="string">
            <text:p>157.232505564227,</text:p>
          </table:table-cell>
          <table:table-cell table:formula="of:=CONCATENATE(TEXT([.C14];&quot;###,##&quot;);[.$L$1])" office:value-type="string" office:string-value="11.0," calcext:value-type="string">
            <text:p>11.0,</text:p>
          </table:table-cell>
          <table:table-cell table:formula="of:=CONCATENATE([.A14];[.$L$1])" office:value-type="string" office:string-value="76," calcext:value-type="string">
            <text:p>76,</text:p>
          </table:table-cell>
          <table:table-cell table:formula="of:=CONCATENATE([.D14];[.$L$1])" office:value-type="string" office:string-value="1248.2640043440344," calcext:value-type="string">
            <text:p>1248.2640043440344,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NCATENATE([.O14];[.$L$1])" office:value-type="string" office:string-value="120," calcext:value-type="string">
            <text:p>120,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67.89274585215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26.1227286449854</text:p>
          </table:table-cell>
          <table:table-cell office:value-type="string" calcext:value-type="string">
            <text:p>1.4450941609790264</text:p>
          </table:table-cell>
          <table:table-cell office:value-type="string" calcext:value-type="string">
            <text:p>102.6831313517154</text:p>
          </table:table-cell>
          <table:table-cell office:value-type="string" calcext:value-type="string">
            <text:p>-0.068856184449977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5];&quot;###,##&quot;);[.$L$1])" office:value-type="string" office:string-value="167.892745852153," calcext:value-type="string">
            <text:p>167.892745852153,</text:p>
          </table:table-cell>
          <table:table-cell table:formula="of:=CONCATENATE(TEXT([.C15];&quot;###,##&quot;);[.$L$1])" office:value-type="string" office:string-value="11.0," calcext:value-type="string">
            <text:p>11.0,</text:p>
          </table:table-cell>
          <table:table-cell table:formula="of:=CONCATENATE([.A15];[.$L$1])" office:value-type="string" office:string-value="79," calcext:value-type="string">
            <text:p>79,</text:p>
          </table:table-cell>
          <table:table-cell table:formula="of:=CONCATENATE([.D15];[.$L$1])" office:value-type="string" office:string-value="726.1227286449854," calcext:value-type="string">
            <text:p>726.1227286449854,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NCATENATE([.O15];[.$L$1])" office:value-type="string" office:string-value="130," calcext:value-type="string">
            <text:p>130,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2.43319091789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36.9505416579186</text:p>
          </table:table-cell>
          <table:table-cell office:value-type="string" calcext:value-type="string">
            <text:p>4.801152667781544</text:p>
          </table:table-cell>
          <table:table-cell office:value-type="string" calcext:value-type="string">
            <text:p>103.123413490372</text:p>
          </table:table-cell>
          <table:table-cell office:value-type="string" calcext:value-type="string">
            <text:p>-0.0270849898828464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];&quot;###,##&quot;);[.$L$1])" office:value-type="string" office:string-value="182.433190917893," calcext:value-type="string">
            <text:p>182.433190917893,</text:p>
          </table:table-cell>
          <table:table-cell table:formula="of:=CONCATENATE(TEXT([.C16];&quot;###,##&quot;);[.$L$1])" office:value-type="string" office:string-value="11.0," calcext:value-type="string">
            <text:p>11.0,</text:p>
          </table:table-cell>
          <table:table-cell table:formula="of:=CONCATENATE([.A16];[.$L$1])" office:value-type="string" office:string-value="84," calcext:value-type="string">
            <text:p>84,</text:p>
          </table:table-cell>
          <table:table-cell table:formula="of:=CONCATENATE([.D16];[.$L$1])" office:value-type="string" office:string-value="1036.9505416579186," calcext:value-type="string">
            <text:p>1036.9505416579186,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NCATENATE([.O16];[.$L$1])" office:value-type="string" office:string-value="140," calcext:value-type="string">
            <text:p>140,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99.829805309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50.7096495334196</text:p>
          </table:table-cell>
          <table:table-cell office:value-type="string" calcext:value-type="string">
            <text:p>8.448722193012921</text:p>
          </table:table-cell>
          <table:table-cell office:value-type="string" calcext:value-type="string">
            <text:p>104.95839503992724</text:p>
          </table:table-cell>
          <table:table-cell office:value-type="string" calcext:value-type="string">
            <text:p>-0.0386746383433768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];&quot;###,##&quot;);[.$L$1])" office:value-type="string" office:string-value="199.82980530971," calcext:value-type="string">
            <text:p>199.82980530971,</text:p>
          </table:table-cell>
          <table:table-cell table:formula="of:=CONCATENATE(TEXT([.C17];&quot;###,##&quot;);[.$L$1])" office:value-type="string" office:string-value="11.0," calcext:value-type="string">
            <text:p>11.0,</text:p>
          </table:table-cell>
          <table:table-cell table:formula="of:=CONCATENATE([.A17];[.$L$1])" office:value-type="string" office:string-value="90," calcext:value-type="string">
            <text:p>90,</text:p>
          </table:table-cell>
          <table:table-cell table:formula="of:=CONCATENATE([.D17];[.$L$1])" office:value-type="string" office:string-value="950.7096495334196," calcext:value-type="string">
            <text:p>950.7096495334196,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NCATENATE([.O17];[.$L$1])" office:value-type="string" office:string-value="150," calcext:value-type="string">
            <text:p>150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47.27644290365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71.8974811704816</text:p>
          </table:table-cell>
          <table:table-cell office:value-type="string" calcext:value-type="string">
            <text:p>9.950449424891495</text:p>
          </table:table-cell>
          <table:table-cell office:value-type="string" calcext:value-type="string">
            <text:p>105.32680753163707</text:p>
          </table:table-cell>
          <table:table-cell office:value-type="string" calcext:value-type="string">
            <text:p>-0.0089498853953225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];&quot;###,##&quot;);[.$L$1])" office:value-type="string" office:string-value="247.276442903658," calcext:value-type="string">
            <text:p>247.276442903658,</text:p>
          </table:table-cell>
          <table:table-cell table:formula="of:=CONCATENATE(TEXT([.C18];&quot;###,##&quot;);[.$L$1])" office:value-type="string" office:string-value="11.0," calcext:value-type="string">
            <text:p>11.0,</text:p>
          </table:table-cell>
          <table:table-cell table:formula="of:=CONCATENATE([.A18];[.$L$1])" office:value-type="string" office:string-value="106," calcext:value-type="string">
            <text:p>106,</text:p>
          </table:table-cell>
          <table:table-cell table:formula="of:=CONCATENATE([.D18];[.$L$1])" office:value-type="string" office:string-value="1171.8974811704816," calcext:value-type="string">
            <text:p>1171.8974811704816,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NCATENATE([.O18];[.$L$1])" office:value-type="string" office:string-value="160," calcext:value-type="string">
            <text:p>160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59.83146602062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20.2480605457142</text:p>
          </table:table-cell>
          <table:table-cell office:value-type="string" calcext:value-type="string">
            <text:p>49.55369940923108</text:p>
          </table:table-cell>
          <table:table-cell office:value-type="string" calcext:value-type="string">
            <text:p>105.21444151360461</text:p>
          </table:table-cell>
          <table:table-cell office:value-type="string" calcext:value-type="string">
            <text:p>-0.0158908923061389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9];&quot;###,##&quot;);[.$L$1])" office:value-type="string" office:string-value="259.831466020623," calcext:value-type="string">
            <text:p>259.831466020623,</text:p>
          </table:table-cell>
          <table:table-cell table:formula="of:=CONCATENATE(TEXT([.C19];&quot;###,##&quot;);[.$L$1])" office:value-type="string" office:string-value="11.0," calcext:value-type="string">
            <text:p>11.0,</text:p>
          </table:table-cell>
          <table:table-cell table:formula="of:=CONCATENATE([.A19];[.$L$1])" office:value-type="string" office:string-value="110," calcext:value-type="string">
            <text:p>110,</text:p>
          </table:table-cell>
          <table:table-cell table:formula="of:=CONCATENATE([.D19];[.$L$1])" office:value-type="string" office:string-value="1120.2480605457142," calcext:value-type="string">
            <text:p>1120.2480605457142,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NCATENATE([.O19];[.$L$1])" office:value-type="string" office:string-value="170," calcext:value-type="string">
            <text:p>170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75.94424740159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97.3933976513026</text:p>
          </table:table-cell>
          <table:table-cell office:value-type="string" calcext:value-type="string">
            <text:p>4.727362095631455</text:p>
          </table:table-cell>
          <table:table-cell office:value-type="string" calcext:value-type="string">
            <text:p>105.90055963862457</text:p>
          </table:table-cell>
          <table:table-cell office:value-type="string" calcext:value-type="string">
            <text:p>-0.0324009529004532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0];&quot;###,##&quot;);[.$L$1])" office:value-type="string" office:string-value="275.944247401594," calcext:value-type="string">
            <text:p>275.944247401594,</text:p>
          </table:table-cell>
          <table:table-cell table:formula="of:=CONCATENATE(TEXT([.C20];&quot;###,##&quot;);[.$L$1])" office:value-type="string" office:string-value="11.0," calcext:value-type="string">
            <text:p>11.0,</text:p>
          </table:table-cell>
          <table:table-cell table:formula="of:=CONCATENATE([.A20];[.$L$1])" office:value-type="string" office:string-value="115," calcext:value-type="string">
            <text:p>115,</text:p>
          </table:table-cell>
          <table:table-cell table:formula="of:=CONCATENATE([.D20];[.$L$1])" office:value-type="string" office:string-value="997.3933976513026," calcext:value-type="string">
            <text:p>997.3933976513026,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NCATENATE([.O20];[.$L$1])" office:value-type="string" office:string-value="180," calcext:value-type="string">
            <text:p>180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93.65212496773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81.228345282341</text:p>
          </table:table-cell>
          <table:table-cell office:value-type="string" calcext:value-type="string">
            <text:p>14.701503880225053</text:p>
          </table:table-cell>
          <table:table-cell office:value-type="string" calcext:value-type="string">
            <text:p>105.96135411868187</text:p>
          </table:table-cell>
          <table:table-cell office:value-type="string" calcext:value-type="string">
            <text:p>-0.0117254183961175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1];&quot;###,##&quot;);[.$L$1])" office:value-type="string" office:string-value="293.652124967734," calcext:value-type="string">
            <text:p>293.652124967734,</text:p>
          </table:table-cell>
          <table:table-cell table:formula="of:=CONCATENATE(TEXT([.C21];&quot;###,##&quot;);[.$L$1])" office:value-type="string" office:string-value="7.5," calcext:value-type="string">
            <text:p>7.5,</text:p>
          </table:table-cell>
          <table:table-cell table:formula="of:=CONCATENATE([.A21];[.$L$1])" office:value-type="string" office:string-value="121," calcext:value-type="string">
            <text:p>121,</text:p>
          </table:table-cell>
          <table:table-cell table:formula="of:=CONCATENATE([.D21];[.$L$1])" office:value-type="string" office:string-value="581.228345282341," calcext:value-type="string">
            <text:p>581.228345282341,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NCATENATE([.O21];[.$L$1])" office:value-type="string" office:string-value="190," calcext:value-type="string">
            <text:p>190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98.8369702332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98.7502417312717</text:p>
          </table:table-cell>
          <table:table-cell office:value-type="string" calcext:value-type="string">
            <text:p>30.299272089886976</text:p>
          </table:table-cell>
          <table:table-cell office:value-type="string" calcext:value-type="string">
            <text:p>106.29888169166372</text:p>
          </table:table-cell>
          <table:table-cell office:value-type="string" calcext:value-type="string">
            <text:p>-0.0083217866072810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2];&quot;###,##&quot;);[.$L$1])" office:value-type="string" office:string-value="298.83697023325," calcext:value-type="string">
            <text:p>298.83697023325,</text:p>
          </table:table-cell>
          <table:table-cell table:formula="of:=CONCATENATE(TEXT([.C22];&quot;###,##&quot;);[.$L$1])" office:value-type="string" office:string-value="7.5," calcext:value-type="string">
            <text:p>7.5,</text:p>
          </table:table-cell>
          <table:table-cell table:formula="of:=CONCATENATE([.A22];[.$L$1])" office:value-type="string" office:string-value="123," calcext:value-type="string">
            <text:p>123,</text:p>
          </table:table-cell>
          <table:table-cell table:formula="of:=CONCATENATE([.D22];[.$L$1])" office:value-type="string" office:string-value="598.7502417312717," calcext:value-type="string">
            <text:p>598.7502417312717,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NCATENATE([.O22];[.$L$1])" office:value-type="string" office:string-value="200," calcext:value-type="string">
            <text:p>200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02.47543697293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00.2265686867179</text:p>
          </table:table-cell>
          <table:table-cell office:value-type="string" calcext:value-type="string">
            <text:p>28.935080682410312</text:p>
          </table:table-cell>
          <table:table-cell office:value-type="string" calcext:value-type="string">
            <text:p>106.26860314787834</text:p>
          </table:table-cell>
          <table:table-cell office:value-type="string" calcext:value-type="string">
            <text:p>-0.0185815190678166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3];&quot;###,##&quot;);[.$L$1])" office:value-type="string" office:string-value="302.475436972939," calcext:value-type="string">
            <text:p>302.475436972939,</text:p>
          </table:table-cell>
          <table:table-cell table:formula="of:=CONCATENATE(TEXT([.C23];&quot;###,##&quot;);[.$L$1])" office:value-type="string" office:string-value="11.0," calcext:value-type="string">
            <text:p>11.0,</text:p>
          </table:table-cell>
          <table:table-cell table:formula="of:=CONCATENATE([.A23];[.$L$1])" office:value-type="string" office:string-value="125," calcext:value-type="string">
            <text:p>125,</text:p>
          </table:table-cell>
          <table:table-cell table:formula="of:=CONCATENATE([.D23];[.$L$1])" office:value-type="string" office:string-value="1100.2265686867179," calcext:value-type="string">
            <text:p>1100.2265686867179,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NCATENATE([.O23];[.$L$1])" office:value-type="string" office:string-value="210," calcext:value-type="string">
            <text:p>210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06.11991562248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21.0019273857621</text:p>
          </table:table-cell>
          <table:table-cell office:value-type="string" calcext:value-type="string">
            <text:p>20.343647277733336</text:p>
          </table:table-cell>
          <table:table-cell office:value-type="string" calcext:value-type="string">
            <text:p>106.20088319835953</text:p>
          </table:table-cell>
          <table:table-cell office:value-type="string" calcext:value-type="string">
            <text:p>-0.0292282751422342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4];&quot;###,##&quot;);[.$L$1])" office:value-type="string" office:string-value="306.119915622486," calcext:value-type="string">
            <text:p>306.119915622486,</text:p>
          </table:table-cell>
          <table:table-cell table:formula="of:=CONCATENATE(TEXT([.C24];&quot;###,##&quot;);[.$L$1])" office:value-type="string" office:string-value="11.0," calcext:value-type="string">
            <text:p>11.0,</text:p>
          </table:table-cell>
          <table:table-cell table:formula="of:=CONCATENATE([.A24];[.$L$1])" office:value-type="string" office:string-value="126," calcext:value-type="string">
            <text:p>126,</text:p>
          </table:table-cell>
          <table:table-cell table:formula="of:=CONCATENATE([.D24];[.$L$1])" office:value-type="string" office:string-value="1021.0019273857621," calcext:value-type="string">
            <text:p>1021.0019273857621,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NCATENATE([.O24];[.$L$1])" office:value-type="string" office:string-value="220," calcext:value-type="string">
            <text:p>220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309.76885328702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54.10829237105554</text:p>
          </table:table-cell>
          <table:table-cell office:value-type="string" calcext:value-type="string">
            <text:p>0.46308265352582895</text:p>
          </table:table-cell>
          <table:table-cell office:value-type="string" calcext:value-type="string">
            <text:p>106.09423104432355</text:p>
          </table:table-cell>
          <table:table-cell office:value-type="string" calcext:value-type="string">
            <text:p>-0.036418513367229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5];&quot;###,##&quot;);[.$L$1])" office:value-type="string" office:string-value="309.768853287024," calcext:value-type="string">
            <text:p>309.768853287024,</text:p>
          </table:table-cell>
          <table:table-cell table:formula="of:=CONCATENATE(TEXT([.C25];&quot;###,##&quot;);[.$L$1])" office:value-type="string" office:string-value="7.5," calcext:value-type="string">
            <text:p>7.5,</text:p>
          </table:table-cell>
          <table:table-cell table:formula="of:=CONCATENATE([.A25];[.$L$1])" office:value-type="string" office:string-value="127," calcext:value-type="string">
            <text:p>127,</text:p>
          </table:table-cell>
          <table:table-cell table:formula="of:=CONCATENATE([.D25];[.$L$1])" office:value-type="string" office:string-value="454.10829237105554," calcext:value-type="string">
            <text:p>454.10829237105554,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NCATENATE([.O25];[.$L$1])" office:value-type="string" office:string-value="230," calcext:value-type="string">
            <text:p>230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13.41746256170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50.2636563087179</text:p>
          </table:table-cell>
          <table:table-cell office:value-type="string" calcext:value-type="string">
            <text:p>0.1855788019850854</text:p>
          </table:table-cell>
          <table:table-cell office:value-type="string" calcext:value-type="string">
            <text:p>106.29888169166372</text:p>
          </table:table-cell>
          <table:table-cell office:value-type="string" calcext:value-type="string">
            <text:p>0.0211097236058980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6];&quot;###,##&quot;);[.$L$1])" office:value-type="string" office:string-value="313.417462561703," calcext:value-type="string">
            <text:p>313.417462561703,</text:p>
          </table:table-cell>
          <table:table-cell table:formula="of:=CONCATENATE(TEXT([.C26];&quot;###,##&quot;);[.$L$1])" office:value-type="string" office:string-value="7.5," calcext:value-type="string">
            <text:p>7.5,</text:p>
          </table:table-cell>
          <table:table-cell table:formula="of:=CONCATENATE([.A26];[.$L$1])" office:value-type="string" office:string-value="129," calcext:value-type="string">
            <text:p>129,</text:p>
          </table:table-cell>
          <table:table-cell table:formula="of:=CONCATENATE([.D26];[.$L$1])" office:value-type="string" office:string-value="750.2636563087179," calcext:value-type="string">
            <text:p>750.2636563087179,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NCATENATE([.O26];[.$L$1])" office:value-type="string" office:string-value="240," calcext:value-type="string">
            <text:p>240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317.74387445544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38.2093119952474</text:p>
          </table:table-cell>
          <table:table-cell office:value-type="string" calcext:value-type="string">
            <text:p>0.2741839653220331</text:p>
          </table:table-cell>
          <table:table-cell office:value-type="string" calcext:value-type="string">
            <text:p>106.39021105094591</text:p>
          </table:table-cell>
          <table:table-cell office:value-type="string" calcext:value-type="string">
            <text:p>0.018768164881447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7];&quot;###,##&quot;);[.$L$1])" office:value-type="string" office:string-value="317.743874455446," calcext:value-type="string">
            <text:p>317.743874455446,</text:p>
          </table:table-cell>
          <table:table-cell table:formula="of:=CONCATENATE(TEXT([.C27];&quot;###,##&quot;);[.$L$1])" office:value-type="string" office:string-value="7.5," calcext:value-type="string">
            <text:p>7.5,</text:p>
          </table:table-cell>
          <table:table-cell table:formula="of:=CONCATENATE([.A27];[.$L$1])" office:value-type="string" office:string-value="131," calcext:value-type="string">
            <text:p>131,</text:p>
          </table:table-cell>
          <table:table-cell table:formula="of:=CONCATENATE([.D27];[.$L$1])" office:value-type="string" office:string-value="738.2093119952474," calcext:value-type="string">
            <text:p>738.2093119952474,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NCATENATE([.O27];[.$L$1])" office:value-type="string" office:string-value="250," calcext:value-type="string">
            <text:p>250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24.7190544232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03.4414986993982</text:p>
          </table:table-cell>
          <table:table-cell office:value-type="string" calcext:value-type="string">
            <text:p>5.8219765040377</text:p>
          </table:table-cell>
          <table:table-cell office:value-type="string" calcext:value-type="string">
            <text:p>106.52112237865877</text:p>
          </table:table-cell>
          <table:table-cell office:value-type="string" calcext:value-type="string">
            <text:p>0.0120145103950745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8];&quot;###,##&quot;);[.$L$1])" office:value-type="string" office:string-value="324.719054423215," calcext:value-type="string">
            <text:p>324.719054423215,</text:p>
          </table:table-cell>
          <table:table-cell table:formula="of:=CONCATENATE(TEXT([.C28];&quot;###,##&quot;);[.$L$1])" office:value-type="string" office:string-value="7.5," calcext:value-type="string">
            <text:p>7.5,</text:p>
          </table:table-cell>
          <table:table-cell table:formula="of:=CONCATENATE([.A28];[.$L$1])" office:value-type="string" office:string-value="134," calcext:value-type="string">
            <text:p>134,</text:p>
          </table:table-cell>
          <table:table-cell table:formula="of:=CONCATENATE([.D28];[.$L$1])" office:value-type="string" office:string-value="703.4414986993982," calcext:value-type="string">
            <text:p>703.4414986993982,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NCATENATE([.O28];[.$L$1])" office:value-type="string" office:string-value="260," calcext:value-type="string">
            <text:p>260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334.039258776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43.51104740818</text:p>
          </table:table-cell>
          <table:table-cell office:value-type="string" calcext:value-type="string">
            <text:p>1.2127887108659843</text:p>
          </table:table-cell>
          <table:table-cell office:value-type="string" calcext:value-type="string">
            <text:p>106.63310007074385</text:p>
          </table:table-cell>
          <table:table-cell office:value-type="string" calcext:value-type="string">
            <text:p>0.039223047440292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9];&quot;###,##&quot;);[.$L$1])" office:value-type="string" office:string-value="334.03925877636," calcext:value-type="string">
            <text:p>334.03925877636,</text:p>
          </table:table-cell>
          <table:table-cell table:formula="of:=CONCATENATE(TEXT([.C29];&quot;###,##&quot;);[.$L$1])" office:value-type="string" office:string-value="7.5," calcext:value-type="string">
            <text:p>7.5,</text:p>
          </table:table-cell>
          <table:table-cell table:formula="of:=CONCATENATE([.A29];[.$L$1])" office:value-type="string" office:string-value="138," calcext:value-type="string">
            <text:p>138,</text:p>
          </table:table-cell>
          <table:table-cell table:formula="of:=CONCATENATE([.D29];[.$L$1])" office:value-type="string" office:string-value="843.51104740818," calcext:value-type="string">
            <text:p>843.51104740818,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NCATENATE([.O29];[.$L$1])" office:value-type="string" office:string-value="270," calcext:value-type="string">
            <text:p>270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74.5157167095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39.80811741527793</text:p>
          </table:table-cell>
          <table:table-cell office:value-type="string" calcext:value-type="string">
            <text:p>12.941173559385291</text:p>
          </table:table-cell>
          <table:table-cell office:value-type="string" calcext:value-type="string">
            <text:p>108.2207101004705</text:p>
          </table:table-cell>
          <table:table-cell office:value-type="string" calcext:value-type="string">
            <text:p>0.02526734401839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0];&quot;###,##&quot;);[.$L$1])" office:value-type="string" office:string-value="374.515716709502," calcext:value-type="string">
            <text:p>374.515716709502,</text:p>
          </table:table-cell>
          <table:table-cell table:formula="of:=CONCATENATE(TEXT([.C30];&quot;###,##&quot;);[.$L$1])" office:value-type="string" office:string-value="5.0," calcext:value-type="string">
            <text:p>5.0,</text:p>
          </table:table-cell>
          <table:table-cell table:formula="of:=CONCATENATE([.A30];[.$L$1])" office:value-type="string" office:string-value="157," calcext:value-type="string">
            <text:p>157,</text:p>
          </table:table-cell>
          <table:table-cell table:formula="of:=CONCATENATE([.D30];[.$L$1])" office:value-type="string" office:string-value="439.80811741527793," calcext:value-type="string">
            <text:p>439.80811741527793,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NCATENATE([.O30];[.$L$1])" office:value-type="string" office:string-value="280," calcext:value-type="string">
            <text:p>280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427.6433502738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5.3567342882567</text:p>
          </table:table-cell>
          <table:table-cell office:value-type="string" calcext:value-type="string">
            <text:p>3.531738517213718</text:p>
          </table:table-cell>
          <table:table-cell office:value-type="string" calcext:value-type="string">
            <text:p>109.56310429462262</text:p>
          </table:table-cell>
          <table:table-cell office:value-type="string" calcext:value-type="string">
            <text:p>0.0581871778853355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1];&quot;###,##&quot;);[.$L$1])" office:value-type="string" office:string-value="427.643350273802," calcext:value-type="string">
            <text:p>427.643350273802,</text:p>
          </table:table-cell>
          <table:table-cell table:formula="of:=CONCATENATE(TEXT([.C31];&quot;###,##&quot;);[.$L$1])" office:value-type="string" office:string-value="5.0," calcext:value-type="string">
            <text:p>5.0,</text:p>
          </table:table-cell>
          <table:table-cell table:formula="of:=CONCATENATE([.A31];[.$L$1])" office:value-type="string" office:string-value="195," calcext:value-type="string">
            <text:p>195,</text:p>
          </table:table-cell>
          <table:table-cell table:formula="of:=CONCATENATE([.D31];[.$L$1])" office:value-type="string" office:string-value="555.3567342882567," calcext:value-type="string">
            <text:p>555.3567342882567,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NCATENATE([.O31];[.$L$1])" office:value-type="string" office:string-value="290," calcext:value-type="string">
            <text:p>290,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466.4037203199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60.5715681073973</text:p>
          </table:table-cell>
          <table:table-cell office:value-type="string" calcext:value-type="string">
            <text:p>10.60982429522107</text:p>
          </table:table-cell>
          <table:table-cell office:value-type="string" calcext:value-type="string">
            <text:p>111.81846084140071</text:p>
          </table:table-cell>
          <table:table-cell office:value-type="string" calcext:value-type="string">
            <text:p>0.031182857036087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2];&quot;###,##&quot;);[.$L$1])" office:value-type="string" office:string-value="466.403720319975," calcext:value-type="string">
            <text:p>466.403720319975,</text:p>
          </table:table-cell>
          <table:table-cell table:formula="of:=CONCATENATE(TEXT([.C32];&quot;###,##&quot;);[.$L$1])" office:value-type="string" office:string-value="5.0," calcext:value-type="string">
            <text:p>5.0,</text:p>
          </table:table-cell>
          <table:table-cell table:formula="of:=CONCATENATE([.A32];[.$L$1])" office:value-type="string" office:string-value="223," calcext:value-type="string">
            <text:p>223,</text:p>
          </table:table-cell>
          <table:table-cell table:formula="of:=CONCATENATE([.D32];[.$L$1])" office:value-type="string" office:string-value="460.5715681073973," calcext:value-type="string">
            <text:p>460.5715681073973,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NCATENATE([.O32];[.$L$1])" office:value-type="string" office:string-value="300," calcext:value-type="string">
            <text:p>300,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505.16409036545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16.99599864461055</text:p>
          </table:table-cell>
          <table:table-cell office:value-type="string" calcext:value-type="string">
            <text:p>16.055253954911368</text:p>
          </table:table-cell>
          <table:table-cell office:value-type="string" calcext:value-type="string">
            <text:p>106.39021105094591</text:p>
          </table:table-cell>
          <table:table-cell office:value-type="string" calcext:value-type="string">
            <text:p>0.018768164881447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3];&quot;###,##&quot;);[.$L$1])" office:value-type="string" office:string-value="505.1640903654503," calcext:value-type="string">
            <text:p>505.1640903654503,</text:p>
          </table:table-cell>
          <table:table-cell table:formula="of:=CONCATENATE(TEXT([.C33];&quot;###,##&quot;);[.$L$1])" office:value-type="string" office:string-value="5.0," calcext:value-type="string">
            <text:p>5.0,</text:p>
          </table:table-cell>
          <table:table-cell table:formula="of:=CONCATENATE([.A33];[.$L$1])" office:value-type="string" office:string-value="251," calcext:value-type="string">
            <text:p>251,</text:p>
          </table:table-cell>
          <table:table-cell table:formula="of:=CONCATENATE([.D33];[.$L$1])" office:value-type="string" office:string-value="416.99599864461055," calcext:value-type="string">
            <text:p>416.99599864461055,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NCATENATE([.O33];[.$L$1])" office:value-type="string" office:string-value="310," calcext:value-type="string">
            <text:p>310,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512.139270333219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93.29067139744063</text:p>
          </table:table-cell>
          <table:table-cell office:value-type="string" calcext:value-type="string">
            <text:p>0.973899541230115</text:p>
          </table:table-cell>
          <table:table-cell office:value-type="string" calcext:value-type="string">
            <text:p>106.52112237865877</text:p>
          </table:table-cell>
          <table:table-cell office:value-type="string" calcext:value-type="string">
            <text:p>0.0120145103950745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4];&quot;###,##&quot;);[.$L$1])" office:value-type="string" office:string-value="512.1392703332197," calcext:value-type="string">
            <text:p>512.1392703332197,</text:p>
          </table:table-cell>
          <table:table-cell table:formula="of:=CONCATENATE(TEXT([.C34];&quot;###,##&quot;);[.$L$1])" office:value-type="string" office:string-value="5.0," calcext:value-type="string">
            <text:p>5.0,</text:p>
          </table:table-cell>
          <table:table-cell table:formula="of:=CONCATENATE([.A34];[.$L$1])" office:value-type="string" office:string-value="256," calcext:value-type="string">
            <text:p>256,</text:p>
          </table:table-cell>
          <table:table-cell table:formula="of:=CONCATENATE([.D34];[.$L$1])" office:value-type="string" office:string-value="393.29067139744063," calcext:value-type="string">
            <text:p>393.29067139744063,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NCATENATE([.O34];[.$L$1])" office:value-type="string" office:string-value="320," calcext:value-type="string">
            <text:p>320,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521.459474686364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88.7926364261555</text:p>
          </table:table-cell>
          <table:table-cell office:value-type="string" calcext:value-type="string">
            <text:p>6.430738032481851</text:p>
          </table:table-cell>
          <table:table-cell office:value-type="string" calcext:value-type="string">
            <text:p>106.63310007074385</text:p>
          </table:table-cell>
          <table:table-cell office:value-type="string" calcext:value-type="string">
            <text:p>0.039223047440292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5];&quot;###,##&quot;);[.$L$1])" office:value-type="string" office:string-value="521.4594746863644," calcext:value-type="string">
            <text:p>521.4594746863644,</text:p>
          </table:table-cell>
          <table:table-cell table:formula="of:=CONCATENATE(TEXT([.C35];&quot;###,##&quot;);[.$L$1])" office:value-type="string" office:string-value="5.0," calcext:value-type="string">
            <text:p>5.0,</text:p>
          </table:table-cell>
          <table:table-cell table:formula="of:=CONCATENATE([.A35];[.$L$1])" office:value-type="string" office:string-value="263," calcext:value-type="string">
            <text:p>263,</text:p>
          </table:table-cell>
          <table:table-cell table:formula="of:=CONCATENATE([.D35];[.$L$1])" office:value-type="string" office:string-value="488.7926364261555," calcext:value-type="string">
            <text:p>488.7926364261555,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NCATENATE([.O35];[.$L$1])" office:value-type="string" office:string-value="330," calcext:value-type="string">
            <text:p>330,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61.9359326195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39.80811741527793</text:p>
          </table:table-cell>
          <table:table-cell office:value-type="string" calcext:value-type="string">
            <text:p>27.10740494422771</text:p>
          </table:table-cell>
          <table:table-cell office:value-type="string" calcext:value-type="string">
            <text:p>108.2207101004705</text:p>
          </table:table-cell>
          <table:table-cell office:value-type="string" calcext:value-type="string">
            <text:p>0.02526734401839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6];&quot;###,##&quot;);[.$L$1])" office:value-type="string" office:string-value="561.935932619507," calcext:value-type="string">
            <text:p>561.935932619507,</text:p>
          </table:table-cell>
          <table:table-cell table:formula="of:=CONCATENATE(TEXT([.C36];&quot;###,##&quot;);[.$L$1])" office:value-type="string" office:string-value="5.0," calcext:value-type="string">
            <text:p>5.0,</text:p>
          </table:table-cell>
          <table:table-cell table:formula="of:=CONCATENATE([.A36];[.$L$1])" office:value-type="string" office:string-value="292," calcext:value-type="string">
            <text:p>292,</text:p>
          </table:table-cell>
          <table:table-cell table:formula="of:=CONCATENATE([.D36];[.$L$1])" office:value-type="string" office:string-value="439.80811741527793," calcext:value-type="string">
            <text:p>439.80811741527793,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NCATENATE([.O36];[.$L$1])" office:value-type="string" office:string-value="340," calcext:value-type="string">
            <text:p>340,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615.063566183806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5.3567342882567</text:p>
          </table:table-cell>
          <table:table-cell office:value-type="string" calcext:value-type="string">
            <text:p>0.8610615976933437</text:p>
          </table:table-cell>
          <table:table-cell office:value-type="string" calcext:value-type="string">
            <text:p>109.56310429462262</text:p>
          </table:table-cell>
          <table:table-cell office:value-type="string" calcext:value-type="string">
            <text:p>0.0581871778853355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7];&quot;###,##&quot;);[.$L$1])" office:value-type="string" office:string-value="615.0635661838063," calcext:value-type="string">
            <text:p>615.0635661838063,</text:p>
          </table:table-cell>
          <table:table-cell table:formula="of:=CONCATENATE(TEXT([.C37];&quot;###,##&quot;);[.$L$1])" office:value-type="string" office:string-value="5.0," calcext:value-type="string">
            <text:p>5.0,</text:p>
          </table:table-cell>
          <table:table-cell table:formula="of:=CONCATENATE([.A37];[.$L$1])" office:value-type="string" office:string-value="330," calcext:value-type="string">
            <text:p>330,</text:p>
          </table:table-cell>
          <table:table-cell table:formula="of:=CONCATENATE([.D37];[.$L$1])" office:value-type="string" office:string-value="555.3567342882567," calcext:value-type="string">
            <text:p>555.3567342882567,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NCATENATE([.O37];[.$L$1])" office:value-type="string" office:string-value="350," calcext:value-type="string">
            <text:p>350,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653.82393622997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60.5715681073973</text:p>
          </table:table-cell>
          <table:table-cell office:value-type="string" calcext:value-type="string">
            <text:p>2.932286891097351</text:p>
          </table:table-cell>
          <table:table-cell office:value-type="string" calcext:value-type="string">
            <text:p>111.81846084140071</text:p>
          </table:table-cell>
          <table:table-cell office:value-type="string" calcext:value-type="string">
            <text:p>0.031182857036087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8];&quot;###,##&quot;);[.$L$1])" office:value-type="string" office:string-value="653.8239362299793," calcext:value-type="string">
            <text:p>653.8239362299793,</text:p>
          </table:table-cell>
          <table:table-cell table:formula="of:=CONCATENATE(TEXT([.C38];&quot;###,##&quot;);[.$L$1])" office:value-type="string" office:string-value="5.0," calcext:value-type="string">
            <text:p>5.0,</text:p>
          </table:table-cell>
          <table:table-cell table:formula="of:=CONCATENATE([.A38];[.$L$1])" office:value-type="string" office:string-value="358," calcext:value-type="string">
            <text:p>358,</text:p>
          </table:table-cell>
          <table:table-cell table:formula="of:=CONCATENATE([.D38];[.$L$1])" office:value-type="string" office:string-value="460.5715681073973," calcext:value-type="string">
            <text:p>460.5715681073973,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NCATENATE([.O38];[.$L$1])" office:value-type="string" office:string-value="360," calcext:value-type="string">
            <text:p>360,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692.584306275454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4.3773361854292</text:p>
          </table:table-cell>
          <table:table-cell office:value-type="string" calcext:value-type="string">
            <text:p>6.223255606003461</text:p>
          </table:table-cell>
          <table:table-cell office:value-type="string" calcext:value-type="string">
            <text:p>106.41708805124416</text:p>
          </table:table-cell>
          <table:table-cell office:value-type="string" calcext:value-type="string">
            <text:p>-0.0047699155912535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9];&quot;###,##&quot;);[.$L$1])" office:value-type="string" office:string-value="692.5843062754543," calcext:value-type="string">
            <text:p>692.5843062754543,</text:p>
          </table:table-cell>
          <table:table-cell table:formula="of:=CONCATENATE(TEXT([.C39];&quot;###,##&quot;);[.$L$1])" office:value-type="string" office:string-value="5.0," calcext:value-type="string">
            <text:p>5.0,</text:p>
          </table:table-cell>
          <table:table-cell table:formula="of:=CONCATENATE([.A39];[.$L$1])" office:value-type="string" office:string-value="386," calcext:value-type="string">
            <text:p>386,</text:p>
          </table:table-cell>
          <table:table-cell table:formula="of:=CONCATENATE([.D39];[.$L$1])" office:value-type="string" office:string-value="334.3773361854292," calcext:value-type="string">
            <text:p>334.3773361854292,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NCATENATE([.O39];[.$L$1])" office:value-type="string" office:string-value="370," calcext:value-type="string">
            <text:p>370,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698.218997243056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78.17035205446</text:p>
          </table:table-cell>
          <table:table-cell office:value-type="string" calcext:value-type="string">
            <text:p>9.785974155960572</text:p>
          </table:table-cell>
          <table:table-cell office:value-type="string" calcext:value-type="string">
            <text:p>106.21579402125776</text:p>
          </table:table-cell>
          <table:table-cell office:value-type="string" calcext:value-type="string">
            <text:p>0.00770672710647604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0];&quot;###,##&quot;);[.$L$1])" office:value-type="string" office:string-value="698.2189972430563," calcext:value-type="string">
            <text:p>698.2189972430563,</text:p>
          </table:table-cell>
          <table:table-cell table:formula="of:=CONCATENATE(TEXT([.C40];&quot;###,##&quot;);[.$L$1])" office:value-type="string" office:string-value="5.0," calcext:value-type="string">
            <text:p>5.0,</text:p>
          </table:table-cell>
          <table:table-cell table:formula="of:=CONCATENATE([.A40];[.$L$1])" office:value-type="string" office:string-value="390," calcext:value-type="string">
            <text:p>390,</text:p>
          </table:table-cell>
          <table:table-cell table:formula="of:=CONCATENATE([.D40];[.$L$1])" office:value-type="string" office:string-value="378.17035205446," calcext:value-type="string">
            <text:p>378.17035205446,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NCATENATE([.O40];[.$L$1])" office:value-type="string" office:string-value="380," calcext:value-type="string">
            <text:p>380,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703.99180607899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14.8170960915349</text:p>
          </table:table-cell>
          <table:table-cell office:value-type="string" calcext:value-type="string">
            <text:p>11.362335995060887</text:p>
          </table:table-cell>
          <table:table-cell office:value-type="string" calcext:value-type="string">
            <text:p>106.26028348359418</text:p>
          </table:table-cell>
          <table:table-cell office:value-type="string" calcext:value-type="string">
            <text:p>0.018147394923306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1];&quot;###,##&quot;);[.$L$1])" office:value-type="string" office:string-value="703.9918060789923," calcext:value-type="string">
            <text:p>703.9918060789923,</text:p>
          </table:table-cell>
          <table:table-cell table:formula="of:=CONCATENATE(TEXT([.C41];&quot;###,##&quot;);[.$L$1])" office:value-type="string" office:string-value="5.0," calcext:value-type="string">
            <text:p>5.0,</text:p>
          </table:table-cell>
          <table:table-cell table:formula="of:=CONCATENATE([.A41];[.$L$1])" office:value-type="string" office:string-value="394," calcext:value-type="string">
            <text:p>394,</text:p>
          </table:table-cell>
          <table:table-cell table:formula="of:=CONCATENATE([.D41];[.$L$1])" office:value-type="string" office:string-value="414.8170960915349," calcext:value-type="string">
            <text:p>414.8170960915349,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NCATENATE([.O41];[.$L$1])" office:value-type="string" office:string-value="390," calcext:value-type="string">
            <text:p>390,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708.28213989456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29.0760766421904</text:p>
          </table:table-cell>
          <table:table-cell office:value-type="string" calcext:value-type="string">
            <text:p>0.05748610471241626</text:p>
          </table:table-cell>
          <table:table-cell office:value-type="string" calcext:value-type="string">
            <text:p>106.33814186569813</text:p>
          </table:table-cell>
          <table:table-cell office:value-type="string" calcext:value-type="string">
            <text:p>0.022209782544575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2];&quot;###,##&quot;);[.$L$1])" office:value-type="string" office:string-value="708.2821398945613," calcext:value-type="string">
            <text:p>708.2821398945613,</text:p>
          </table:table-cell>
          <table:table-cell table:formula="of:=CONCATENATE(TEXT([.C42];&quot;###,##&quot;);[.$L$1])" office:value-type="string" office:string-value="5.0," calcext:value-type="string">
            <text:p>5.0,</text:p>
          </table:table-cell>
          <table:table-cell table:formula="of:=CONCATENATE([.A42];[.$L$1])" office:value-type="string" office:string-value="397," calcext:value-type="string">
            <text:p>397,</text:p>
          </table:table-cell>
          <table:table-cell table:formula="of:=CONCATENATE([.D42];[.$L$1])" office:value-type="string" office:string-value="429.0760766421904," calcext:value-type="string">
            <text:p>429.0760766421904,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NCATENATE([.O42];[.$L$1])" office:value-type="string" office:string-value="400," calcext:value-type="string">
            <text:p>400,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11.836708039818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74.4958738004276</text:p>
          </table:table-cell>
          <table:table-cell office:value-type="string" calcext:value-type="string">
            <text:p>9.932976387546445</text:p>
          </table:table-cell>
          <table:table-cell office:value-type="string" calcext:value-type="string">
            <text:p>105.48844632716174</text:p>
          </table:table-cell>
          <table:table-cell office:value-type="string" calcext:value-type="string">
            <text:p>0.006659867205042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3];&quot;###,##&quot;);[.$L$1])" office:value-type="string" office:string-value="711.8367080398183," calcext:value-type="string">
            <text:p>711.8367080398183,</text:p>
          </table:table-cell>
          <table:table-cell table:formula="of:=CONCATENATE(TEXT([.C43];&quot;###,##&quot;);[.$L$1])" office:value-type="string" office:string-value="5.0," calcext:value-type="string">
            <text:p>5.0,</text:p>
          </table:table-cell>
          <table:table-cell table:formula="of:=CONCATENATE([.A43];[.$L$1])" office:value-type="string" office:string-value="400," calcext:value-type="string">
            <text:p>400,</text:p>
          </table:table-cell>
          <table:table-cell table:formula="of:=CONCATENATE([.D43];[.$L$1])" office:value-type="string" office:string-value="374.4958738004276," calcext:value-type="string">
            <text:p>374.4958738004276,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NCATENATE([.O43];[.$L$1])" office:value-type="string" office:string-value="410," calcext:value-type="string">
            <text:p>410,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719.834117514803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074.3575846137028</text:p>
          </table:table-cell>
          <table:table-cell office:value-type="string" calcext:value-type="string">
            <text:p>11.615479358465285</text:p>
          </table:table-cell>
          <table:table-cell office:value-type="string" calcext:value-type="string">
            <text:p>105.54170801224949</text:p>
          </table:table-cell>
          <table:table-cell office:value-type="string" calcext:value-type="string">
            <text:p>0.084065032134449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4];&quot;###,##&quot;);[.$L$1])" office:value-type="string" office:string-value="719.8341175148033," calcext:value-type="string">
            <text:p>719.8341175148033,</text:p>
          </table:table-cell>
          <table:table-cell table:formula="of:=CONCATENATE(TEXT([.C44];&quot;###,##&quot;);[.$L$1])" office:value-type="string" office:string-value="7.5," calcext:value-type="string">
            <text:p>7.5,</text:p>
          </table:table-cell>
          <table:table-cell table:formula="of:=CONCATENATE([.A44];[.$L$1])" office:value-type="string" office:string-value="406," calcext:value-type="string">
            <text:p>406,</text:p>
          </table:table-cell>
          <table:table-cell table:formula="of:=CONCATENATE([.D44];[.$L$1])" office:value-type="string" office:string-value="1074.3575846137028," calcext:value-type="string">
            <text:p>1074.3575846137028,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NCATENATE([.O44];[.$L$1])" office:value-type="string" office:string-value="420," calcext:value-type="string">
            <text:p>420,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727.610732795808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64.54535410255596</text:p>
          </table:table-cell>
          <table:table-cell office:value-type="string" calcext:value-type="string">
            <text:p>3.8481455208329223</text:p>
          </table:table-cell>
          <table:table-cell office:value-type="string" calcext:value-type="string">
            <text:p>106.19544942574443</text:p>
          </table:table-cell>
          <table:table-cell office:value-type="string" calcext:value-type="string">
            <text:p>0.00382496130821279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5];&quot;###,##&quot;);[.$L$1])" office:value-type="string" office:string-value="727.6107327958083," calcext:value-type="string">
            <text:p>727.6107327958083,</text:p>
          </table:table-cell>
          <table:table-cell table:formula="of:=CONCATENATE(TEXT([.C45];&quot;###,##&quot;);[.$L$1])" office:value-type="string" office:string-value="5.0," calcext:value-type="string">
            <text:p>5.0,</text:p>
          </table:table-cell>
          <table:table-cell table:formula="of:=CONCATENATE([.A45];[.$L$1])" office:value-type="string" office:string-value="410," calcext:value-type="string">
            <text:p>410,</text:p>
          </table:table-cell>
          <table:table-cell table:formula="of:=CONCATENATE([.D45];[.$L$1])" office:value-type="string" office:string-value="364.54535410255596," calcext:value-type="string">
            <text:p>364.54535410255596,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NCATENATE([.O45];[.$L$1])" office:value-type="string" office:string-value="430," calcext:value-type="string">
            <text:p>430,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732.929635099383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17.96657738901615</text:p>
          </table:table-cell>
          <table:table-cell office:value-type="string" calcext:value-type="string">
            <text:p>4.939948028770254</text:p>
          </table:table-cell>
          <table:table-cell office:value-type="string" calcext:value-type="string">
            <text:p>104.93195076465577</text:p>
          </table:table-cell>
          <table:table-cell office:value-type="string" calcext:value-type="string">
            <text:p>0.0190446830422470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6];&quot;###,##&quot;);[.$L$1])" office:value-type="string" office:string-value="732.9296350993833," calcext:value-type="string">
            <text:p>732.9296350993833,</text:p>
          </table:table-cell>
          <table:table-cell table:formula="of:=CONCATENATE(TEXT([.C46];&quot;###,##&quot;);[.$L$1])" office:value-type="string" office:string-value="5.0," calcext:value-type="string">
            <text:p>5.0,</text:p>
          </table:table-cell>
          <table:table-cell table:formula="of:=CONCATENATE([.A46];[.$L$1])" office:value-type="string" office:string-value="414," calcext:value-type="string">
            <text:p>414,</text:p>
          </table:table-cell>
          <table:table-cell table:formula="of:=CONCATENATE([.D46];[.$L$1])" office:value-type="string" office:string-value="417.96657738901615," calcext:value-type="string">
            <text:p>417.96657738901615,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CONCATENATE([.O46];[.$L$1])" office:value-type="string" office:string-value="440," calcext:value-type="string">
            <text:p>440,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751.44761679510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9.71523615483756</text:p>
          </table:table-cell>
          <table:table-cell office:value-type="string" calcext:value-type="string">
            <text:p>2.1068172356412522</text:p>
          </table:table-cell>
          <table:table-cell office:value-type="string" calcext:value-type="string">
            <text:p>105.28461985663287</text:p>
          </table:table-cell>
          <table:table-cell office:value-type="string" calcext:value-type="string">
            <text:p>0.0166938735738200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7];&quot;###,##&quot;);[.$L$1])" office:value-type="string" office:string-value="751.4476167951022," calcext:value-type="string">
            <text:p>751.4476167951022,</text:p>
          </table:table-cell>
          <table:table-cell table:formula="of:=CONCATENATE(TEXT([.C47];&quot;###,##&quot;);[.$L$1])" office:value-type="string" office:string-value="5.0," calcext:value-type="string">
            <text:p>5.0,</text:p>
          </table:table-cell>
          <table:table-cell table:formula="of:=CONCATENATE([.A47];[.$L$1])" office:value-type="string" office:string-value="427," calcext:value-type="string">
            <text:p>427,</text:p>
          </table:table-cell>
          <table:table-cell table:formula="of:=CONCATENATE([.D47];[.$L$1])" office:value-type="string" office:string-value="409.71523615483756," calcext:value-type="string">
            <text:p>409.71523615483756,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CONCATENATE([.O47];[.$L$1])" office:value-type="string" office:string-value="450," calcext:value-type="string">
            <text:p>450,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763.657273806553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34.0999211804462</text:p>
          </table:table-cell>
          <table:table-cell office:value-type="string" calcext:value-type="string">
            <text:p>8.426534760084785</text:p>
          </table:table-cell>
          <table:table-cell office:value-type="string" calcext:value-type="string">
            <text:p>102.72441201824995</text:p>
          </table:table-cell>
          <table:table-cell office:value-type="string" calcext:value-type="string">
            <text:p>0.0236410772848197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8];&quot;###,##&quot;);[.$L$1])" office:value-type="string" office:string-value="763.6572738065533," calcext:value-type="string">
            <text:p>763.6572738065533,</text:p>
          </table:table-cell>
          <table:table-cell table:formula="of:=CONCATENATE(TEXT([.C48];&quot;###,##&quot;);[.$L$1])" office:value-type="string" office:string-value="5.0," calcext:value-type="string">
            <text:p>5.0,</text:p>
          </table:table-cell>
          <table:table-cell table:formula="of:=CONCATENATE([.A48];[.$L$1])" office:value-type="string" office:string-value="436," calcext:value-type="string">
            <text:p>436,</text:p>
          </table:table-cell>
          <table:table-cell table:formula="of:=CONCATENATE([.D48];[.$L$1])" office:value-type="string" office:string-value="434.0999211804462," calcext:value-type="string">
            <text:p>434.0999211804462,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CONCATENATE([.O48];[.$L$1])" office:value-type="string" office:string-value="460," calcext:value-type="string">
            <text:p>460,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780.494692628923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88.2038412563751</text:p>
          </table:table-cell>
          <table:table-cell office:value-type="string" calcext:value-type="string">
            <text:p>2.5813149593522993</text:p>
          </table:table-cell>
          <table:table-cell office:value-type="string" calcext:value-type="string">
            <text:p>103.12246673790648</text:p>
          </table:table-cell>
          <table:table-cell office:value-type="string" calcext:value-type="string">
            <text:p>0.0105652710386455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9];&quot;###,##&quot;);[.$L$1])" office:value-type="string" office:string-value="780.4946926289233," calcext:value-type="string">
            <text:p>780.4946926289233,</text:p>
          </table:table-cell>
          <table:table-cell table:formula="of:=CONCATENATE(TEXT([.C49];&quot;###,##&quot;);[.$L$1])" office:value-type="string" office:string-value="5.0," calcext:value-type="string">
            <text:p>5.0,</text:p>
          </table:table-cell>
          <table:table-cell table:formula="of:=CONCATENATE([.A49];[.$L$1])" office:value-type="string" office:string-value="448," calcext:value-type="string">
            <text:p>448,</text:p>
          </table:table-cell>
          <table:table-cell table:formula="of:=CONCATENATE([.D49];[.$L$1])" office:value-type="string" office:string-value="388.2038412563751," calcext:value-type="string">
            <text:p>388.2038412563751,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CONCATENATE([.O49];[.$L$1])" office:value-type="string" office:string-value="470," calcext:value-type="string">
            <text:p>470,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800.018542514812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45.9070399379106</text:p>
          </table:table-cell>
          <table:table-cell office:value-type="string" calcext:value-type="string">
            <text:p>4.3921372468144515</text:p>
          </table:table-cell>
          <table:table-cell office:value-type="string" calcext:value-type="string">
            <text:p>103.32874150366872</text:p>
          </table:table-cell>
          <table:table-cell office:value-type="string" calcext:value-type="string">
            <text:p>0.0591134888796340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0];&quot;###,##&quot;);[.$L$1])" office:value-type="string" office:string-value="800.0185425148122," calcext:value-type="string">
            <text:p>800.0185425148122,</text:p>
          </table:table-cell>
          <table:table-cell table:formula="of:=CONCATENATE(TEXT([.C50];&quot;###,##&quot;);[.$L$1])" office:value-type="string" office:string-value="7.5," calcext:value-type="string">
            <text:p>7.5,</text:p>
          </table:table-cell>
          <table:table-cell table:formula="of:=CONCATENATE([.A50];[.$L$1])" office:value-type="string" office:string-value="462," calcext:value-type="string">
            <text:p>462,</text:p>
          </table:table-cell>
          <table:table-cell table:formula="of:=CONCATENATE([.D50];[.$L$1])" office:value-type="string" office:string-value="945.9070399379106," calcext:value-type="string">
            <text:p>945.9070399379106,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CONCATENATE([.O50];[.$L$1])" office:value-type="string" office:string-value="480," calcext:value-type="string">
            <text:p>480,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827.13941274887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25.6109221677062</text:p>
          </table:table-cell>
          <table:table-cell office:value-type="string" calcext:value-type="string">
            <text:p>5.993468662943789</text:p>
          </table:table-cell>
          <table:table-cell office:value-type="string" calcext:value-type="string">
            <text:p>102.72441201824995</text:p>
          </table:table-cell>
          <table:table-cell office:value-type="string" calcext:value-type="string">
            <text:p>-0.00310409421481125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1];&quot;###,##&quot;);[.$L$1])" office:value-type="string" office:string-value="827.1394127488713," calcext:value-type="string">
            <text:p>827.1394127488713,</text:p>
          </table:table-cell>
          <table:table-cell table:formula="of:=CONCATENATE(TEXT([.C51];&quot;###,##&quot;);[.$L$1])" office:value-type="string" office:string-value="7.5," calcext:value-type="string">
            <text:p>7.5,</text:p>
          </table:table-cell>
          <table:table-cell table:formula="of:=CONCATENATE([.A51];[.$L$1])" office:value-type="string" office:string-value="475," calcext:value-type="string">
            <text:p>475,</text:p>
          </table:table-cell>
          <table:table-cell table:formula="of:=CONCATENATE([.D51];[.$L$1])" office:value-type="string" office:string-value="625.6109221677062," calcext:value-type="string">
            <text:p>625.6109221677062,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CONCATENATE([.O51];[.$L$1])" office:value-type="string" office:string-value="490," calcext:value-type="string">
            <text:p>490,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841.772312835689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5.5191913722193</text:p>
          </table:table-cell>
          <table:table-cell office:value-type="string" calcext:value-type="string">
            <text:p>8.024500174615513</text:p>
          </table:table-cell>
          <table:table-cell office:value-type="string" calcext:value-type="string">
            <text:p>102.67899011774455</text:p>
          </table:table-cell>
          <table:table-cell office:value-type="string" calcext:value-type="string">
            <text:p>7.630909453505821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2];&quot;###,##&quot;);[.$L$1])" office:value-type="string" office:string-value="841.7723128356893," calcext:value-type="string">
            <text:p>841.7723128356893,</text:p>
          </table:table-cell>
          <table:table-cell table:formula="of:=CONCATENATE(TEXT([.C52];&quot;###,##&quot;);[.$L$1])" office:value-type="string" office:string-value="7.5," calcext:value-type="string">
            <text:p>7.5,</text:p>
          </table:table-cell>
          <table:table-cell table:formula="of:=CONCATENATE([.A52];[.$L$1])" office:value-type="string" office:string-value="482," calcext:value-type="string">
            <text:p>482,</text:p>
          </table:table-cell>
          <table:table-cell table:formula="of:=CONCATENATE([.D52];[.$L$1])" office:value-type="string" office:string-value="645.5191913722193," calcext:value-type="string">
            <text:p>645.5191913722193,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CONCATENATE([.O52];[.$L$1])" office:value-type="string" office:string-value="500," calcext:value-type="string">
            <text:p>500,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859.156036502683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7.6118101634751</text:p>
          </table:table-cell>
          <table:table-cell office:value-type="string" calcext:value-type="string">
            <text:p>7.814811672106681</text:p>
          </table:table-cell>
          <table:table-cell office:value-type="string" calcext:value-type="string">
            <text:p>102.6922554798713</text:p>
          </table:table-cell>
          <table:table-cell office:value-type="string" calcext:value-type="string">
            <text:p>0.00505458643704751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3];&quot;###,##&quot;);[.$L$1])" office:value-type="string" office:string-value="859.1560365026833," calcext:value-type="string">
            <text:p>859.1560365026833,</text:p>
          </table:table-cell>
          <table:table-cell table:formula="of:=CONCATENATE(TEXT([.C53];&quot;###,##&quot;);[.$L$1])" office:value-type="string" office:string-value="7.5," calcext:value-type="string">
            <text:p>7.5,</text:p>
          </table:table-cell>
          <table:table-cell table:formula="of:=CONCATENATE([.A53];[.$L$1])" office:value-type="string" office:string-value="490," calcext:value-type="string">
            <text:p>490,</text:p>
          </table:table-cell>
          <table:table-cell table:formula="of:=CONCATENATE([.D53];[.$L$1])" office:value-type="string" office:string-value="667.6118101634751," calcext:value-type="string">
            <text:p>667.6118101634751,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CONCATENATE([.O53];[.$L$1])" office:value-type="string" office:string-value="510," calcext:value-type="string">
            <text:p>510,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864.45452969844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5.4562909626513</text:p>
          </table:table-cell>
          <table:table-cell office:value-type="string" calcext:value-type="string">
            <text:p>7.546439121784739</text:p>
          </table:table-cell>
          <table:table-cell office:value-type="string" calcext:value-type="string">
            <text:p>102.71903717171537</text:p>
          </table:table-cell>
          <table:table-cell office:value-type="string" calcext:value-type="string">
            <text:p>0.004635876413577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4];&quot;###,##&quot;);[.$L$1])" office:value-type="string" office:string-value="864.4545296984413," calcext:value-type="string">
            <text:p>864.4545296984413,</text:p>
          </table:table-cell>
          <table:table-cell table:formula="of:=CONCATENATE(TEXT([.C54];&quot;###,##&quot;);[.$L$1])" office:value-type="string" office:string-value="7.5," calcext:value-type="string">
            <text:p>7.5,</text:p>
          </table:table-cell>
          <table:table-cell table:formula="of:=CONCATENATE([.A54];[.$L$1])" office:value-type="string" office:string-value="493," calcext:value-type="string">
            <text:p>493,</text:p>
          </table:table-cell>
          <table:table-cell table:formula="of:=CONCATENATE([.D54];[.$L$1])" office:value-type="string" office:string-value="665.4562909626513," calcext:value-type="string">
            <text:p>665.4562909626513,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CONCATENATE([.O54];[.$L$1])" office:value-type="string" office:string-value="520," calcext:value-type="string">
            <text:p>520,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873.696964724096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2.6596491485826</text:p>
          </table:table-cell>
          <table:table-cell office:value-type="string" calcext:value-type="string">
            <text:p>7.396179018226747</text:p>
          </table:table-cell>
          <table:table-cell office:value-type="string" calcext:value-type="string">
            <text:p>102.76188395825483</text:p>
          </table:table-cell>
          <table:table-cell office:value-type="string" calcext:value-type="string">
            <text:p>0.0040926281979464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5];&quot;###,##&quot;);[.$L$1])" office:value-type="string" office:string-value="873.6969647240962," calcext:value-type="string">
            <text:p>873.6969647240962,</text:p>
          </table:table-cell>
          <table:table-cell table:formula="of:=CONCATENATE(TEXT([.C55];&quot;###,##&quot;);[.$L$1])" office:value-type="string" office:string-value="7.5," calcext:value-type="string">
            <text:p>7.5,</text:p>
          </table:table-cell>
          <table:table-cell table:formula="of:=CONCATENATE([.A55];[.$L$1])" office:value-type="string" office:string-value="497," calcext:value-type="string">
            <text:p>497,</text:p>
          </table:table-cell>
          <table:table-cell table:formula="of:=CONCATENATE([.D55];[.$L$1])" office:value-type="string" office:string-value="662.6596491485826," calcext:value-type="string">
            <text:p>662.6596491485826,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CONCATENATE([.O55];[.$L$1])" office:value-type="string" office:string-value="530," calcext:value-type="string">
            <text:p>530,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879.15547364575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1.0745142334189</text:p>
          </table:table-cell>
          <table:table-cell office:value-type="string" calcext:value-type="string">
            <text:p>7.251075414954113</text:p>
          </table:table-cell>
          <table:table-cell office:value-type="string" calcext:value-type="string">
            <text:p>102.78422360578634</text:p>
          </table:table-cell>
          <table:table-cell office:value-type="string" calcext:value-type="string">
            <text:p>0.00378471543276308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6];&quot;###,##&quot;);[.$L$1])" office:value-type="string" office:string-value="879.1554736457513," calcext:value-type="string">
            <text:p>879.1554736457513,</text:p>
          </table:table-cell>
          <table:table-cell table:formula="of:=CONCATENATE(TEXT([.C56];&quot;###,##&quot;);[.$L$1])" office:value-type="string" office:string-value="7.5," calcext:value-type="string">
            <text:p>7.5,</text:p>
          </table:table-cell>
          <table:table-cell table:formula="of:=CONCATENATE([.A56];[.$L$1])" office:value-type="string" office:string-value="500," calcext:value-type="string">
            <text:p>500,</text:p>
          </table:table-cell>
          <table:table-cell table:formula="of:=CONCATENATE([.D56];[.$L$1])" office:value-type="string" office:string-value="661.0745142334189," calcext:value-type="string">
            <text:p>661.0745142334189,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CONCATENATE([.O56];[.$L$1])" office:value-type="string" office:string-value="540," calcext:value-type="string">
            <text:p>540,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885.43127253636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9.5301342990978</text:p>
          </table:table-cell>
          <table:table-cell office:value-type="string" calcext:value-type="string">
            <text:p>7.133474987118323</text:p>
          </table:table-cell>
          <table:table-cell office:value-type="string" calcext:value-type="string">
            <text:p>102.80797571870056</text:p>
          </table:table-cell>
          <table:table-cell office:value-type="string" calcext:value-type="string">
            <text:p>0.00348471933052511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7];&quot;###,##&quot;);[.$L$1])" office:value-type="string" office:string-value="885.4312725363653," calcext:value-type="string">
            <text:p>885.4312725363653,</text:p>
          </table:table-cell>
          <table:table-cell table:formula="of:=CONCATENATE(TEXT([.C57];&quot;###,##&quot;);[.$L$1])" office:value-type="string" office:string-value="7.5," calcext:value-type="string">
            <text:p>7.5,</text:p>
          </table:table-cell>
          <table:table-cell table:formula="of:=CONCATENATE([.A57];[.$L$1])" office:value-type="string" office:string-value="503," calcext:value-type="string">
            <text:p>503,</text:p>
          </table:table-cell>
          <table:table-cell table:formula="of:=CONCATENATE([.D57];[.$L$1])" office:value-type="string" office:string-value="659.5301342990978," calcext:value-type="string">
            <text:p>659.5301342990978,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CONCATENATE([.O57];[.$L$1])" office:value-type="string" office:string-value="550," calcext:value-type="string">
            <text:p>550,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892.800064733279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8.2683744483602</text:p>
          </table:table-cell>
          <table:table-cell office:value-type="string" calcext:value-type="string">
            <text:p>0.8741160277676496</text:p>
          </table:table-cell>
          <table:table-cell office:value-type="string" calcext:value-type="string">
            <text:p>102.83365389131177</text:p>
          </table:table-cell>
          <table:table-cell office:value-type="string" calcext:value-type="string">
            <text:p>0.00323962223442225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8];&quot;###,##&quot;);[.$L$1])" office:value-type="string" office:string-value="892.8000647332793," calcext:value-type="string">
            <text:p>892.8000647332793,</text:p>
          </table:table-cell>
          <table:table-cell table:formula="of:=CONCATENATE(TEXT([.C58];&quot;###,##&quot;);[.$L$1])" office:value-type="string" office:string-value="7.5," calcext:value-type="string">
            <text:p>7.5,</text:p>
          </table:table-cell>
          <table:table-cell table:formula="of:=CONCATENATE([.A58];[.$L$1])" office:value-type="string" office:string-value="507," calcext:value-type="string">
            <text:p>507,</text:p>
          </table:table-cell>
          <table:table-cell table:formula="of:=CONCATENATE([.D58];[.$L$1])" office:value-type="string" office:string-value="658.2683744483602," calcext:value-type="string">
            <text:p>658.2683744483602,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CONCATENATE([.O58];[.$L$1])" office:value-type="string" office:string-value="560," calcext:value-type="string">
            <text:p>560,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903.764841150162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63.0729925934064</text:p>
          </table:table-cell>
          <table:table-cell office:value-type="string" calcext:value-type="string">
            <text:p>4.932681575323348</text:p>
          </table:table-cell>
          <table:table-cell office:value-type="string" calcext:value-type="string">
            <text:p>102.86917562478737</text:p>
          </table:table-cell>
          <table:table-cell office:value-type="string" calcext:value-type="string">
            <text:p>-0.0152520991826239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9];&quot;###,##&quot;);[.$L$1])" office:value-type="string" office:string-value="903.7648411501623," calcext:value-type="string">
            <text:p>903.7648411501623,</text:p>
          </table:table-cell>
          <table:table-cell table:formula="of:=CONCATENATE(TEXT([.C59];&quot;###,##&quot;);[.$L$1])" office:value-type="string" office:string-value="7.5," calcext:value-type="string">
            <text:p>7.5,</text:p>
          </table:table-cell>
          <table:table-cell table:formula="of:=CONCATENATE([.A59];[.$L$1])" office:value-type="string" office:string-value="512," calcext:value-type="string">
            <text:p>512,</text:p>
          </table:table-cell>
          <table:table-cell table:formula="of:=CONCATENATE([.D59];[.$L$1])" office:value-type="string" office:string-value="563.0729925934064," calcext:value-type="string">
            <text:p>563.0729925934064,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CONCATENATE([.O59];[.$L$1])" office:value-type="string" office:string-value="570," calcext:value-type="string">
            <text:p>570,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932.498620504683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49.7669481275137</text:p>
          </table:table-cell>
          <table:table-cell office:value-type="string" calcext:value-type="string">
            <text:p>28.749192419748656</text:p>
          </table:table-cell>
          <table:table-cell office:value-type="string" calcext:value-type="string">
            <text:p>102.4309251721806</text:p>
          </table:table-cell>
          <table:table-cell office:value-type="string" calcext:value-type="string">
            <text:p>-0.017836800904825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0];&quot;###,##&quot;);[.$L$1])" office:value-type="string" office:string-value="932.4986205046832," calcext:value-type="string">
            <text:p>932.4986205046832,</text:p>
          </table:table-cell>
          <table:table-cell table:formula="of:=CONCATENATE(TEXT([.C60];&quot;###,##&quot;);[.$L$1])" office:value-type="string" office:string-value="7.5," calcext:value-type="string">
            <text:p>7.5,</text:p>
          </table:table-cell>
          <table:table-cell table:formula="of:=CONCATENATE([.A60];[.$L$1])" office:value-type="string" office:string-value="526," calcext:value-type="string">
            <text:p>526,</text:p>
          </table:table-cell>
          <table:table-cell table:formula="of:=CONCATENATE([.D60];[.$L$1])" office:value-type="string" office:string-value="549.7669481275137," calcext:value-type="string">
            <text:p>549.7669481275137,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CONCATENATE([.O60];[.$L$1])" office:value-type="string" office:string-value="580," calcext:value-type="string">
            <text:p>580,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965.308762976338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0.4441318628321</text:p>
          </table:table-cell>
          <table:table-cell office:value-type="string" calcext:value-type="string">
            <text:p>27.202136570420077</text:p>
          </table:table-cell>
          <table:table-cell office:value-type="string" calcext:value-type="string">
            <text:p>101.84569719325472</text:p>
          </table:table-cell>
          <table:table-cell office:value-type="string" calcext:value-type="string">
            <text:p>-0.0177052578326966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1];&quot;###,##&quot;);[.$L$1])" office:value-type="string" office:string-value="965.3087629763384," calcext:value-type="string">
            <text:p>965.3087629763384,</text:p>
          </table:table-cell>
          <table:table-cell table:formula="of:=CONCATENATE(TEXT([.C61];&quot;###,##&quot;);[.$L$1])" office:value-type="string" office:string-value="7.5," calcext:value-type="string">
            <text:p>7.5,</text:p>
          </table:table-cell>
          <table:table-cell table:formula="of:=CONCATENATE([.A61];[.$L$1])" office:value-type="string" office:string-value="542," calcext:value-type="string">
            <text:p>542,</text:p>
          </table:table-cell>
          <table:table-cell table:formula="of:=CONCATENATE([.D61];[.$L$1])" office:value-type="string" office:string-value="550.4441318628321," calcext:value-type="string">
            <text:p>550.4441318628321,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CONCATENATE([.O61];[.$L$1])" office:value-type="string" office:string-value="590," calcext:value-type="string">
            <text:p>590,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976.357081454588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5.0692976719614</text:p>
          </table:table-cell>
          <table:table-cell office:value-type="string" calcext:value-type="string">
            <text:p>4.5678295019443045</text:p>
          </table:table-cell>
          <table:table-cell office:value-type="string" calcext:value-type="string">
            <text:p>101.65008386597957</text:p>
          </table:table-cell>
          <table:table-cell office:value-type="string" calcext:value-type="string">
            <text:p>-0.0168068184758339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2];&quot;###,##&quot;);[.$L$1])" office:value-type="string" office:string-value="976.3570814545883," calcext:value-type="string">
            <text:p>976.3570814545883,</text:p>
          </table:table-cell>
          <table:table-cell table:formula="of:=CONCATENATE(TEXT([.C62];&quot;###,##&quot;);[.$L$1])" office:value-type="string" office:string-value="7.5," calcext:value-type="string">
            <text:p>7.5,</text:p>
          </table:table-cell>
          <table:table-cell table:formula="of:=CONCATENATE([.A62];[.$L$1])" office:value-type="string" office:string-value="547," calcext:value-type="string">
            <text:p>547,</text:p>
          </table:table-cell>
          <table:table-cell table:formula="of:=CONCATENATE([.D62];[.$L$1])" office:value-type="string" office:string-value="555.0692976719614," calcext:value-type="string">
            <text:p>555.0692976719614,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CONCATENATE([.O62];[.$L$1])" office:value-type="string" office:string-value="600," calcext:value-type="string">
            <text:p>600,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987.837914666012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95.2714231972598</text:p>
          </table:table-cell>
          <table:table-cell office:value-type="string" calcext:value-type="string">
            <text:p>0.6115025106890197</text:p>
          </table:table-cell>
          <table:table-cell office:value-type="string" calcext:value-type="string">
            <text:p>101.45712758624384</text:p>
          </table:table-cell>
          <table:table-cell office:value-type="string" calcext:value-type="string">
            <text:p>-0.028422567208293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3];&quot;###,##&quot;);[.$L$1])" office:value-type="string" office:string-value="987.8379146660122," calcext:value-type="string">
            <text:p>987.8379146660122,</text:p>
          </table:table-cell>
          <table:table-cell table:formula="of:=CONCATENATE(TEXT([.C63];&quot;###,##&quot;);[.$L$1])" office:value-type="string" office:string-value="7.5," calcext:value-type="string">
            <text:p>7.5,</text:p>
          </table:table-cell>
          <table:table-cell table:formula="of:=CONCATENATE([.A63];[.$L$1])" office:value-type="string" office:string-value="553," calcext:value-type="string">
            <text:p>553,</text:p>
          </table:table-cell>
          <table:table-cell table:formula="of:=CONCATENATE([.D63];[.$L$1])" office:value-type="string" office:string-value="495.2714231972598," calcext:value-type="string">
            <text:p>495.2714231972598,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CONCATENATE([.O63];[.$L$1])" office:value-type="string" office:string-value="610," calcext:value-type="string">
            <text:p>610,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1017.205126148310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95.2714231972598</text:p>
          </table:table-cell>
          <table:table-cell office:value-type="string" calcext:value-type="string">
            <text:p>6.411913540918212</text:p>
          </table:table-cell>
          <table:table-cell office:value-type="string" calcext:value-type="string">
            <text:p>101.45712758624384</text:p>
          </table:table-cell>
          <table:table-cell office:value-type="string" calcext:value-type="string">
            <text:p>-0.028422567208293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4];&quot;###,##&quot;);[.$L$1])" office:value-type="string" office:string-value="1017.2051261483102," calcext:value-type="string">
            <text:p>1017.2051261483102,</text:p>
          </table:table-cell>
          <table:table-cell table:formula="of:=CONCATENATE(TEXT([.C64];&quot;###,##&quot;);[.$L$1])" office:value-type="string" office:string-value="7.5," calcext:value-type="string">
            <text:p>7.5,</text:p>
          </table:table-cell>
          <table:table-cell table:formula="of:=CONCATENATE([.A64];[.$L$1])" office:value-type="string" office:string-value="567," calcext:value-type="string">
            <text:p>567,</text:p>
          </table:table-cell>
          <table:table-cell table:formula="of:=CONCATENATE([.D64];[.$L$1])" office:value-type="string" office:string-value="495.2714231972598," calcext:value-type="string">
            <text:p>495.2714231972598,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CONCATENATE([.O64];[.$L$1])" office:value-type="string" office:string-value="620," calcext:value-type="string">
            <text:p>620,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046.572337630608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0.3146203537863</text:p>
          </table:table-cell>
          <table:table-cell office:value-type="string" calcext:value-type="string">
            <text:p>9.294967467204458</text:p>
          </table:table-cell>
          <table:table-cell office:value-type="string" calcext:value-type="string">
            <text:p>101.43921833710351</text:p>
          </table:table-cell>
          <table:table-cell office:value-type="string" calcext:value-type="string">
            <text:p>0.0016946039565329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5];&quot;###,##&quot;);[.$L$1])" office:value-type="string" office:string-value="1046.5723376306084," calcext:value-type="string">
            <text:p>1046.5723376306084,</text:p>
          </table:table-cell>
          <table:table-cell table:formula="of:=CONCATENATE(TEXT([.C65];&quot;###,##&quot;);[.$L$1])" office:value-type="string" office:string-value="7.5," calcext:value-type="string">
            <text:p>7.5,</text:p>
          </table:table-cell>
          <table:table-cell table:formula="of:=CONCATENATE([.A65];[.$L$1])" office:value-type="string" office:string-value="581," calcext:value-type="string">
            <text:p>581,</text:p>
          </table:table-cell>
          <table:table-cell table:formula="of:=CONCATENATE([.D65];[.$L$1])" office:value-type="string" office:string-value="650.3146203537863," calcext:value-type="string">
            <text:p>650.3146203537863,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CONCATENATE([.O65];[.$L$1])" office:value-type="string" office:string-value="630," calcext:value-type="string">
            <text:p>630,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060.1361002597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0.1512587871725</text:p>
          </table:table-cell>
          <table:table-cell office:value-type="string" calcext:value-type="string">
            <text:p>1.621642195245455</text:p>
          </table:table-cell>
          <table:table-cell office:value-type="string" calcext:value-type="string">
            <text:p>101.46220354292032</text:p>
          </table:table-cell>
          <table:table-cell office:value-type="string" calcext:value-type="string">
            <text:p>-2.7592054802181817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6];&quot;###,##&quot;);[.$L$1])" office:value-type="string" office:string-value="1060.136100259745," calcext:value-type="string">
            <text:p>1060.136100259745,</text:p>
          </table:table-cell>
          <table:table-cell table:formula="of:=CONCATENATE(TEXT([.C66];&quot;###,##&quot;);[.$L$1])" office:value-type="string" office:string-value="5.0," calcext:value-type="string">
            <text:p>5.0,</text:p>
          </table:table-cell>
          <table:table-cell table:formula="of:=CONCATENATE([.A66];[.$L$1])" office:value-type="string" office:string-value="588," calcext:value-type="string">
            <text:p>588,</text:p>
          </table:table-cell>
          <table:table-cell table:formula="of:=CONCATENATE([.D66];[.$L$1])" office:value-type="string" office:string-value="350.1512587871725," calcext:value-type="string">
            <text:p>350.1512587871725,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ONCATENATE([.O66];[.$L$1])" office:value-type="string" office:string-value="640," calcext:value-type="string">
            <text:p>640,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1078.532543412926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2.656284205091</text:p>
          </table:table-cell>
          <table:table-cell office:value-type="string" calcext:value-type="string">
            <text:p>0.8123320775760579</text:p>
          </table:table-cell>
          <table:table-cell office:value-type="string" calcext:value-type="string">
            <text:p>100.78513844816999</text:p>
          </table:table-cell>
          <table:table-cell office:value-type="string" calcext:value-type="string">
            <text:p>4.37761907225625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7];&quot;###,##&quot;);[.$L$1])" office:value-type="string" office:string-value="1078.5325434129263," calcext:value-type="string">
            <text:p>1078.5325434129263,</text:p>
          </table:table-cell>
          <table:table-cell table:formula="of:=CONCATENATE(TEXT([.C67];&quot;###,##&quot;);[.$L$1])" office:value-type="string" office:string-value="5.0," calcext:value-type="string">
            <text:p>5.0,</text:p>
          </table:table-cell>
          <table:table-cell table:formula="of:=CONCATENATE([.A67];[.$L$1])" office:value-type="string" office:string-value="601," calcext:value-type="string">
            <text:p>601,</text:p>
          </table:table-cell>
          <table:table-cell table:formula="of:=CONCATENATE([.D67];[.$L$1])" office:value-type="string" office:string-value="352.656284205091," calcext:value-type="string">
            <text:p>352.656284205091,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CONCATENATE([.O67];[.$L$1])" office:value-type="string" office:string-value="650," calcext:value-type="string">
            <text:p>650,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088.840884515575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98.61896207231274</text:p>
          </table:table-cell>
          <table:table-cell office:value-type="string" calcext:value-type="string">
            <text:p>0.16817002468276368</text:p>
          </table:table-cell>
          <table:table-cell office:value-type="string" calcext:value-type="string">
            <text:p>100.78965104723142</text:p>
          </table:table-cell>
          <table:table-cell office:value-type="string" calcext:value-type="string">
            <text:p>0.0135325419263771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8];&quot;###,##&quot;);[.$L$1])" office:value-type="string" office:string-value="1088.8408845155755," calcext:value-type="string">
            <text:p>1088.8408845155755,</text:p>
          </table:table-cell>
          <table:table-cell table:formula="of:=CONCATENATE(TEXT([.C68];&quot;###,##&quot;);[.$L$1])" office:value-type="string" office:string-value="5.0," calcext:value-type="string">
            <text:p>5.0,</text:p>
          </table:table-cell>
          <table:table-cell table:formula="of:=CONCATENATE([.A68];[.$L$1])" office:value-type="string" office:string-value="608," calcext:value-type="string">
            <text:p>608,</text:p>
          </table:table-cell>
          <table:table-cell table:formula="of:=CONCATENATE([.D68];[.$L$1])" office:value-type="string" office:string-value="398.61896207231274," calcext:value-type="string">
            <text:p>398.61896207231274,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CONCATENATE([.O68];[.$L$1])" office:value-type="string" office:string-value="660," calcext:value-type="string">
            <text:p>660,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1136.841274494488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11.95588269907313</text:p>
          </table:table-cell>
          <table:table-cell office:value-type="string" calcext:value-type="string">
            <text:p>0.5811035291056441</text:p>
          </table:table-cell>
          <table:table-cell office:value-type="string" calcext:value-type="string">
            <text:p>100.9778483482954</text:p>
          </table:table-cell>
          <table:table-cell office:value-type="string" calcext:value-type="string">
            <text:p>-0.01115779407739484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69];&quot;###,##&quot;);[.$L$1])" office:value-type="string" office:string-value="1136.8412744944883," calcext:value-type="string">
            <text:p>1136.8412744944883,</text:p>
          </table:table-cell>
          <table:table-cell table:formula="of:=CONCATENATE(TEXT([.C69];&quot;###,##&quot;);[.$L$1])" office:value-type="string" office:string-value="5.0," calcext:value-type="string">
            <text:p>5.0,</text:p>
          </table:table-cell>
          <table:table-cell table:formula="of:=CONCATENATE([.A69];[.$L$1])" office:value-type="string" office:string-value="643," calcext:value-type="string">
            <text:p>643,</text:p>
          </table:table-cell>
          <table:table-cell table:formula="of:=CONCATENATE([.D69];[.$L$1])" office:value-type="string" office:string-value="311.95588269907313," calcext:value-type="string">
            <text:p>311.95588269907313,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CONCATENATE([.O69];[.$L$1])" office:value-type="string" office:string-value="670," calcext:value-type="string">
            <text:p>670,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1172.1624271992873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0.58374219983904</text:p>
          </table:table-cell>
          <table:table-cell office:value-type="string" calcext:value-type="string">
            <text:p>0.0063425360467251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70];&quot;###,##&quot;);[.$L$1])" office:value-type="string" office:string-value="1172.1624271992873," calcext:value-type="string">
            <text:p>1172.1624271992873,</text:p>
          </table:table-cell>
          <table:table-cell table:formula="of:=CONCATENATE(TEXT([.C70];&quot;###,##&quot;);[.$L$1])" office:value-type="string" office:string-value="0.0," calcext:value-type="string">
            <text:p>0.0,</text:p>
          </table:table-cell>
          <table:table-cell table:formula="of:=CONCATENATE([.A70];[.$L$1])" office:value-type="string" office:string-value="668," calcext:value-type="string">
            <text:p>668,</text:p>
          </table:table-cell>
          <table:table-cell table:formula="of:=CONCATENATE([.D70];[.$L$1])" office:value-type="string" office:string-value="0.0," calcext:value-type="string">
            <text:p>0.0,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CONCATENATE([.O70];[.$L$1])" office:value-type="string" office:string-value="680," calcext:value-type="string">
            <text:p>68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90" calcext:value-type="float">
            <text:p>690</text:p>
          </table:table-cell>
          <table:table-cell table:formula="of:=CONCATENATE([.O71];[.$L$1])" office:value-type="string" office:string-value="690," calcext:value-type="string">
            <text:p>69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table:formula="of:=CONCATENATE([.O72];[.$L$1])" office:value-type="string" office:string-value="700," calcext:value-type="string">
            <text:p>70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10" calcext:value-type="float">
            <text:p>710</text:p>
          </table:table-cell>
          <table:table-cell table:formula="of:=CONCATENATE([.O73];[.$L$1])" office:value-type="string" office:string-value="710," calcext:value-type="string">
            <text:p>71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20" calcext:value-type="float">
            <text:p>720</text:p>
          </table:table-cell>
          <table:table-cell table:formula="of:=CONCATENATE([.O74];[.$L$1])" office:value-type="string" office:string-value="720," calcext:value-type="string">
            <text:p>72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30" calcext:value-type="float">
            <text:p>730</text:p>
          </table:table-cell>
          <table:table-cell table:formula="of:=CONCATENATE([.O75];[.$L$1])" office:value-type="string" office:string-value="730," calcext:value-type="string">
            <text:p>73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40" calcext:value-type="float">
            <text:p>740</text:p>
          </table:table-cell>
          <table:table-cell table:formula="of:=CONCATENATE([.O76];[.$L$1])" office:value-type="string" office:string-value="740," calcext:value-type="string">
            <text:p>74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50" calcext:value-type="float">
            <text:p>750</text:p>
          </table:table-cell>
          <table:table-cell table:formula="of:=CONCATENATE([.O77];[.$L$1])" office:value-type="string" office:string-value="750," calcext:value-type="string">
            <text:p>75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60" calcext:value-type="float">
            <text:p>760</text:p>
          </table:table-cell>
          <table:table-cell table:formula="of:=CONCATENATE([.O78];[.$L$1])" office:value-type="string" office:string-value="760," calcext:value-type="string">
            <text:p>76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70" calcext:value-type="float">
            <text:p>770</text:p>
          </table:table-cell>
          <table:table-cell table:formula="of:=CONCATENATE([.O79];[.$L$1])" office:value-type="string" office:string-value="770," calcext:value-type="string">
            <text:p>77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80" calcext:value-type="float">
            <text:p>780</text:p>
          </table:table-cell>
          <table:table-cell table:formula="of:=CONCATENATE([.O80];[.$L$1])" office:value-type="string" office:string-value="780," calcext:value-type="string">
            <text:p>78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90" calcext:value-type="float">
            <text:p>790</text:p>
          </table:table-cell>
          <table:table-cell table:formula="of:=CONCATENATE([.O81];[.$L$1])" office:value-type="string" office:string-value="790," calcext:value-type="string">
            <text:p>79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table:formula="of:=CONCATENATE([.O82];[.$L$1])" office:value-type="string" office:string-value="800," calcext:value-type="string">
            <text:p>80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10" calcext:value-type="float">
            <text:p>810</text:p>
          </table:table-cell>
          <table:table-cell table:formula="of:=CONCATENATE([.O83];[.$L$1])" office:value-type="string" office:string-value="810," calcext:value-type="string">
            <text:p>81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20" calcext:value-type="float">
            <text:p>820</text:p>
          </table:table-cell>
          <table:table-cell table:formula="of:=CONCATENATE([.O84];[.$L$1])" office:value-type="string" office:string-value="820," calcext:value-type="string">
            <text:p>82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30" calcext:value-type="float">
            <text:p>830</text:p>
          </table:table-cell>
          <table:table-cell table:formula="of:=CONCATENATE([.O85];[.$L$1])" office:value-type="string" office:string-value="830," calcext:value-type="string">
            <text:p>83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0" calcext:value-type="float">
            <text:p>840</text:p>
          </table:table-cell>
          <table:table-cell table:formula="of:=CONCATENATE([.O86];[.$L$1])" office:value-type="string" office:string-value="840," calcext:value-type="string">
            <text:p>84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50" calcext:value-type="float">
            <text:p>850</text:p>
          </table:table-cell>
          <table:table-cell table:formula="of:=CONCATENATE([.O87];[.$L$1])" office:value-type="string" office:string-value="850," calcext:value-type="string">
            <text:p>85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60" calcext:value-type="float">
            <text:p>860</text:p>
          </table:table-cell>
          <table:table-cell table:formula="of:=CONCATENATE([.O88];[.$L$1])" office:value-type="string" office:string-value="860," calcext:value-type="string">
            <text:p>86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70" calcext:value-type="float">
            <text:p>870</text:p>
          </table:table-cell>
          <table:table-cell table:formula="of:=CONCATENATE([.O89];[.$L$1])" office:value-type="string" office:string-value="870," calcext:value-type="string">
            <text:p>87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80" calcext:value-type="float">
            <text:p>880</text:p>
          </table:table-cell>
          <table:table-cell table:formula="of:=CONCATENATE([.O90];[.$L$1])" office:value-type="string" office:string-value="880," calcext:value-type="string">
            <text:p>88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90" calcext:value-type="float">
            <text:p>890</text:p>
          </table:table-cell>
          <table:table-cell table:formula="of:=CONCATENATE([.O91];[.$L$1])" office:value-type="string" office:string-value="890," calcext:value-type="string">
            <text:p>89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table:formula="of:=CONCATENATE([.O92];[.$L$1])" office:value-type="string" office:string-value="900," calcext:value-type="string">
            <text:p>900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1:50:05.510859180</dc:date>
    <meta:document-statistic meta:table-count="1" meta:cell-count="1086" meta:object-count="0"/>
    <meta:generator>LibreOffice/4.2.8.2$Linux_X86_64 LibreOffice_project/420m0$Build-2</meta:generator>
  </office:meta>
</office:document-meta>
</file>